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26_2_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2])&lt;[.I$1];SUM([.A$1:.A2]);&quot;&quot;)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568" calcext:value-type="float">
            <text:p>568</text:p>
          </table:table-cell>
          <table:table-cell table:formula="of:=INDEX([.B:.B];[.I2];1)"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3])&lt;[.I$1];SUM([.A$1:.A3]);&quot;&quot;)" office:value-type="float" office:value="3" calcext:value-type="float">
            <text:p>3</text:p>
          </table:table-cell>
          <table:table-cell table:number-columns-repeated="6"/>
          <table:table-cell table:style-name="ce2" table:formula="of:=[.I1]-[.J2]+MAX([.A1:.A568])" office:value-type="float" office:value="53" calcext:value-type="float">
            <text:p>5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4])&lt;[.I$1];SUM([.A$1:.A4]);&quot;&quot;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5])&lt;[.I$1];SUM([.A$1:.A5]);&quot;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6])&lt;[.I$1];SUM([.A$1:.A6]);&quot;&quot;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7])&lt;[.I$1];SUM([.A$1:.A7]);&quot;&quot;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8])&lt;[.I$1];SUM([.A$1:.A8]);&quot;&quot;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9])&lt;[.I$1];SUM([.A$1:.A9]);&quot;&quot;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0])&lt;[.I$1];SUM([.A$1:.A10]);&quot;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1])&lt;[.I$1];SUM([.A$1:.A11]);&quot;&quot;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2])&lt;[.I$1];SUM([.A$1:.A12]);&quot;&quot;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3])&lt;[.I$1];SUM([.A$1:.A13]);&quot;&quot;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4])&lt;[.I$1];SUM([.A$1:.A14]);&quot;&quot;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5])&lt;[.I$1];SUM([.A$1:.A15]);&quot;&quot;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6])&lt;[.I$1];SUM([.A$1:.A16]);&quot;&quot;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7])&lt;[.I$1];SUM([.A$1:.A17]);&quot;&quot;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8])&lt;[.I$1];SUM([.A$1:.A18]);&quot;&quot;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19])&lt;[.I$1];SUM([.A$1:.A19]);&quot;&quot;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20])&lt;[.I$1];SUM([.A$1:.A20]);&quot;&quot;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SUM([.A$1:.A21])&lt;[.I$1];SUM([.A$1:.A21]);&quot;&quot;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2])&lt;[.I$1];SUM([.A$1:.A22]);&quot;&quot;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3])&lt;[.I$1];SUM([.A$1:.A23]);&quot;&quot;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4])&lt;[.I$1];SUM([.A$1:.A24]);&quot;&quot;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5])&lt;[.I$1];SUM([.A$1:.A25]);&quot;&quot;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6])&lt;[.I$1];SUM([.A$1:.A26]);&quot;&quot;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7])&lt;[.I$1];SUM([.A$1:.A27]);&quot;&quot;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8])&lt;[.I$1];SUM([.A$1:.A28]);&quot;&quot;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29])&lt;[.I$1];SUM([.A$1:.A29]);&quot;&quot;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0])&lt;[.I$1];SUM([.A$1:.A30]);&quot;&quot;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1])&lt;[.I$1];SUM([.A$1:.A31]);&quot;&quot;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2])&lt;[.I$1];SUM([.A$1:.A32]);&quot;&quot;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3])&lt;[.I$1];SUM([.A$1:.A33]);&quot;&quot;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4])&lt;[.I$1];SUM([.A$1:.A34]);&quot;&quot;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5])&lt;[.I$1];SUM([.A$1:.A35]);&quot;&quot;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6])&lt;[.I$1];SUM([.A$1:.A36]);&quot;&quot;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7])&lt;[.I$1];SUM([.A$1:.A37]);&quot;&quot;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8])&lt;[.I$1];SUM([.A$1:.A38]);&quot;&quot;)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39])&lt;[.I$1];SUM([.A$1:.A39]);&quot;&quot;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40])&lt;[.I$1];SUM([.A$1:.A40]);&quot;&quot;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41])&lt;[.I$1];SUM([.A$1:.A41]);&quot;&quot;)"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SUM([.A$1:.A42])&lt;[.I$1];SUM([.A$1:.A42]);&quot;&quot;)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3])&lt;[.I$1];SUM([.A$1:.A43]);&quot;&quot;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4])&lt;[.I$1];SUM([.A$1:.A44]);&quot;&quot;)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5])&lt;[.I$1];SUM([.A$1:.A45]);&quot;&quot;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6])&lt;[.I$1];SUM([.A$1:.A46]);&quot;&quot;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7])&lt;[.I$1];SUM([.A$1:.A47]);&quot;&quot;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8])&lt;[.I$1];SUM([.A$1:.A48]);&quot;&quot;)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49])&lt;[.I$1];SUM([.A$1:.A49]);&quot;&quot;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0])&lt;[.I$1];SUM([.A$1:.A50]);&quot;&quot;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1])&lt;[.I$1];SUM([.A$1:.A51]);&quot;&quot;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2])&lt;[.I$1];SUM([.A$1:.A52]);&quot;&quot;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3])&lt;[.I$1];SUM([.A$1:.A53]);&quot;&quot;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4])&lt;[.I$1];SUM([.A$1:.A54]);&quot;&quot;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5])&lt;[.I$1];SUM([.A$1:.A55]);&quot;&quot;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6])&lt;[.I$1];SUM([.A$1:.A56]);&quot;&quot;)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7])&lt;[.I$1];SUM([.A$1:.A57]);&quot;&quot;)"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8])&lt;[.I$1];SUM([.A$1:.A58]);&quot;&quot;)"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59])&lt;[.I$1];SUM([.A$1:.A59]);&quot;&quot;)"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SUM([.A$1:.A60])&lt;[.I$1];SUM([.A$1:.A60]);&quot;&quot;)"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1])&lt;[.I$1];SUM([.A$1:.A61]);&quot;&quot;)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2])&lt;[.I$1];SUM([.A$1:.A62]);&quot;&quot;)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3])&lt;[.I$1];SUM([.A$1:.A63]);&quot;&quot;)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4])&lt;[.I$1];SUM([.A$1:.A64]);&quot;&quot;)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5])&lt;[.I$1];SUM([.A$1:.A65]);&quot;&quot;)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6])&lt;[.I$1];SUM([.A$1:.A66]);&quot;&quot;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7])&lt;[.I$1];SUM([.A$1:.A67]);&quot;&quot;)"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8])&lt;[.I$1];SUM([.A$1:.A68]);&quot;&quot;)"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69])&lt;[.I$1];SUM([.A$1:.A69]);&quot;&quot;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0])&lt;[.I$1];SUM([.A$1:.A70]);&quot;&quot;)"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1])&lt;[.I$1];SUM([.A$1:.A71]);&quot;&quot;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2])&lt;[.I$1];SUM([.A$1:.A72]);&quot;&quot;)"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3])&lt;[.I$1];SUM([.A$1:.A73]);&quot;&quot;)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4])&lt;[.I$1];SUM([.A$1:.A74]);&quot;&quot;)"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5])&lt;[.I$1];SUM([.A$1:.A75]);&quot;&quot;)"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6])&lt;[.I$1];SUM([.A$1:.A76]);&quot;&quot;)"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7])&lt;[.I$1];SUM([.A$1:.A77]);&quot;&quot;)"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8])&lt;[.I$1];SUM([.A$1:.A78]);&quot;&quot;)"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79])&lt;[.I$1];SUM([.A$1:.A79]);&quot;&quot;)"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SUM([.A$1:.A80])&lt;[.I$1];SUM([.A$1:.A80]);&quot;&quot;)"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1])&lt;[.I$1];SUM([.A$1:.A81]);&quot;&quot;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2])&lt;[.I$1];SUM([.A$1:.A82]);&quot;&quot;)"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3])&lt;[.I$1];SUM([.A$1:.A83]);&quot;&quot;)"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4])&lt;[.I$1];SUM([.A$1:.A84]);&quot;&quot;)"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5])&lt;[.I$1];SUM([.A$1:.A85]);&quot;&quot;)"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6])&lt;[.I$1];SUM([.A$1:.A86]);&quot;&quot;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7])&lt;[.I$1];SUM([.A$1:.A87]);&quot;&quot;)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8])&lt;[.I$1];SUM([.A$1:.A88]);&quot;&quot;)"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89])&lt;[.I$1];SUM([.A$1:.A89]);&quot;&quot;)"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0])&lt;[.I$1];SUM([.A$1:.A90]);&quot;&quot;)"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1])&lt;[.I$1];SUM([.A$1:.A91]);&quot;&quot;)" office:value-type="float" office:value="252" calcext:value-type="float">
            <text:p>2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2])&lt;[.I$1];SUM([.A$1:.A92]);&quot;&quot;)"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3])&lt;[.I$1];SUM([.A$1:.A93]);&quot;&quot;)"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4])&lt;[.I$1];SUM([.A$1:.A94]);&quot;&quot;)" office:value-type="float" office:value="267" calcext:value-type="float">
            <text:p>2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5])&lt;[.I$1];SUM([.A$1:.A95]);&quot;&quot;)"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6])&lt;[.I$1];SUM([.A$1:.A96]);&quot;&quot;)"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7])&lt;[.I$1];SUM([.A$1:.A97]);&quot;&quot;)" office:value-type="float" office:value="282" calcext:value-type="float">
            <text:p>2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8])&lt;[.I$1];SUM([.A$1:.A98]);&quot;&quot;)"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99])&lt;[.I$1];SUM([.A$1:.A99]);&quot;&quot;)"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0])&lt;[.I$1];SUM([.A$1:.A100]);&quot;&quot;)"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1])&lt;[.I$1];SUM([.A$1:.A101]);&quot;&quot;)"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2])&lt;[.I$1];SUM([.A$1:.A102]);&quot;&quot;)" office:value-type="float" office:value="307" calcext:value-type="float">
            <text:p>3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3])&lt;[.I$1];SUM([.A$1:.A103]);&quot;&quot;)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4])&lt;[.I$1];SUM([.A$1:.A104]);&quot;&quot;)"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5])&lt;[.I$1];SUM([.A$1:.A105]);&quot;&quot;)" office:value-type="float" office:value="322" calcext:value-type="float">
            <text:p>3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SUM([.A$1:.A106])&lt;[.I$1];SUM([.A$1:.A106]);&quot;&quot;)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07])&lt;[.I$1];SUM([.A$1:.A107]);&quot;&quot;)" office:value-type="float" office:value="333" calcext:value-type="float">
            <text:p>3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08])&lt;[.I$1];SUM([.A$1:.A108]);&quot;&quot;)"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09])&lt;[.I$1];SUM([.A$1:.A109]);&quot;&quot;)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0])&lt;[.I$1];SUM([.A$1:.A110]);&quot;&quot;)"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1])&lt;[.I$1];SUM([.A$1:.A111]);&quot;&quot;)"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2])&lt;[.I$1];SUM([.A$1:.A112]);&quot;&quot;)" office:value-type="float" office:value="363" calcext:value-type="float">
            <text:p>3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3])&lt;[.I$1];SUM([.A$1:.A113]);&quot;&quot;)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4])&lt;[.I$1];SUM([.A$1:.A114]);&quot;&quot;)" office:value-type="float" office:value="375" calcext:value-type="float">
            <text:p>3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5])&lt;[.I$1];SUM([.A$1:.A115]);&quot;&quot;)"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6])&lt;[.I$1];SUM([.A$1:.A116]);&quot;&quot;)" office:value-type="float" office:value="387" calcext:value-type="float">
            <text:p>38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7])&lt;[.I$1];SUM([.A$1:.A117]);&quot;&quot;)"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8])&lt;[.I$1];SUM([.A$1:.A118]);&quot;&quot;)" office:value-type="float" office:value="399" calcext:value-type="float">
            <text:p>3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19])&lt;[.I$1];SUM([.A$1:.A119]);&quot;&quot;)"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0])&lt;[.I$1];SUM([.A$1:.A120]);&quot;&quot;)"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1])&lt;[.I$1];SUM([.A$1:.A121]);&quot;&quot;)" office:value-type="float" office:value="417" calcext:value-type="float">
            <text:p>4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2])&lt;[.I$1];SUM([.A$1:.A122]);&quot;&quot;)" office:value-type="float" office:value="423" calcext:value-type="float">
            <text:p>4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3])&lt;[.I$1];SUM([.A$1:.A123]);&quot;&quot;)" office:value-type="float" office:value="429" calcext:value-type="float">
            <text:p>42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4])&lt;[.I$1];SUM([.A$1:.A124]);&quot;&quot;)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5])&lt;[.I$1];SUM([.A$1:.A125]);&quot;&quot;)" office:value-type="float" office:value="441" calcext:value-type="float">
            <text:p>4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6])&lt;[.I$1];SUM([.A$1:.A126]);&quot;&quot;)" office:value-type="float" office:value="447" calcext:value-type="float">
            <text:p>44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7])&lt;[.I$1];SUM([.A$1:.A127]);&quot;&quot;)" office:value-type="float" office:value="453" calcext:value-type="float">
            <text:p>45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8])&lt;[.I$1];SUM([.A$1:.A128]);&quot;&quot;)" office:value-type="float" office:value="459" calcext:value-type="float">
            <text:p>4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29])&lt;[.I$1];SUM([.A$1:.A129]);&quot;&quot;)" office:value-type="float" office:value="465" calcext:value-type="float">
            <text:p>4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30])&lt;[.I$1];SUM([.A$1:.A130]);&quot;&quot;)" office:value-type="float" office:value="471" calcext:value-type="float">
            <text:p>4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31])&lt;[.I$1];SUM([.A$1:.A131]);&quot;&quot;)" office:value-type="float" office:value="477" calcext:value-type="float">
            <text:p>4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SUM([.A$1:.A132])&lt;[.I$1];SUM([.A$1:.A132]);&quot;&quot;)" office:value-type="float" office:value="483" calcext:value-type="float">
            <text:p>4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3])&lt;[.I$1];SUM([.A$1:.A133]);&quot;&quot;)" office:value-type="float" office:value="490" calcext:value-type="float">
            <text:p>49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4])&lt;[.I$1];SUM([.A$1:.A134]);&quot;&quot;)" office:value-type="float" office:value="497" calcext:value-type="float">
            <text:p>49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5])&lt;[.I$1];SUM([.A$1:.A135]);&quot;&quot;)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6])&lt;[.I$1];SUM([.A$1:.A136]);&quot;&quot;)" office:value-type="float" office:value="511" calcext:value-type="float">
            <text:p>51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7])&lt;[.I$1];SUM([.A$1:.A137]);&quot;&quot;)" office:value-type="float" office:value="518" calcext:value-type="float">
            <text:p>5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8])&lt;[.I$1];SUM([.A$1:.A138]);&quot;&quot;)" office:value-type="float" office:value="525" calcext:value-type="float">
            <text:p>52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39])&lt;[.I$1];SUM([.A$1:.A139]);&quot;&quot;)" office:value-type="float" office:value="532" calcext:value-type="float">
            <text:p>5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0])&lt;[.I$1];SUM([.A$1:.A140]);&quot;&quot;)" office:value-type="float" office:value="539" calcext:value-type="float">
            <text:p>5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1])&lt;[.I$1];SUM([.A$1:.A141]);&quot;&quot;)" office:value-type="float" office:value="546" calcext:value-type="float">
            <text:p>5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2])&lt;[.I$1];SUM([.A$1:.A142]);&quot;&quot;)" office:value-type="float" office:value="553" calcext:value-type="float">
            <text:p>5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3])&lt;[.I$1];SUM([.A$1:.A143]);&quot;&quot;)"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4])&lt;[.I$1];SUM([.A$1:.A144]);&quot;&quot;)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5])&lt;[.I$1];SUM([.A$1:.A145]);&quot;&quot;)" office:value-type="float" office:value="574" calcext:value-type="float">
            <text:p>57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6])&lt;[.I$1];SUM([.A$1:.A146]);&quot;&quot;)" office:value-type="float" office:value="581" calcext:value-type="float">
            <text:p>58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7])&lt;[.I$1];SUM([.A$1:.A147]);&quot;&quot;)" office:value-type="float" office:value="588" calcext:value-type="float">
            <text:p>5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8])&lt;[.I$1];SUM([.A$1:.A148]);&quot;&quot;)" office:value-type="float" office:value="595" calcext:value-type="float">
            <text:p>5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49])&lt;[.I$1];SUM([.A$1:.A149]);&quot;&quot;)"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50])&lt;[.I$1];SUM([.A$1:.A150]);&quot;&quot;)" office:value-type="float" office:value="609" calcext:value-type="float">
            <text:p>6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51])&lt;[.I$1];SUM([.A$1:.A151]);&quot;&quot;)" office:value-type="float" office:value="616" calcext:value-type="float">
            <text:p>6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52])&lt;[.I$1];SUM([.A$1:.A152]);&quot;&quot;)" office:value-type="float" office:value="623" calcext:value-type="float">
            <text:p>6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SUM([.A$1:.A153])&lt;[.I$1];SUM([.A$1:.A153]);&quot;&quot;)" office:value-type="float" office:value="630" calcext:value-type="float">
            <text:p>63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54])&lt;[.I$1];SUM([.A$1:.A154]);&quot;&quot;)" office:value-type="float" office:value="638" calcext:value-type="float">
            <text:p>6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55])&lt;[.I$1];SUM([.A$1:.A155]);&quot;&quot;)" office:value-type="float" office:value="646" calcext:value-type="float">
            <text:p>6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56])&lt;[.I$1];SUM([.A$1:.A156]);&quot;&quot;)" office:value-type="float" office:value="654" calcext:value-type="float">
            <text:p>6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57])&lt;[.I$1];SUM([.A$1:.A157]);&quot;&quot;)" office:value-type="float" office:value="662" calcext:value-type="float">
            <text:p>6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58])&lt;[.I$1];SUM([.A$1:.A158]);&quot;&quot;)" office:value-type="float" office:value="670" calcext:value-type="float">
            <text:p>67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59])&lt;[.I$1];SUM([.A$1:.A159]);&quot;&quot;)" office:value-type="float" office:value="678" calcext:value-type="float">
            <text:p>67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0])&lt;[.I$1];SUM([.A$1:.A160]);&quot;&quot;)" office:value-type="float" office:value="686" calcext:value-type="float">
            <text:p>68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1])&lt;[.I$1];SUM([.A$1:.A161]);&quot;&quot;)"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2])&lt;[.I$1];SUM([.A$1:.A162]);&quot;&quot;)" office:value-type="float" office:value="702" calcext:value-type="float">
            <text:p>7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3])&lt;[.I$1];SUM([.A$1:.A163]);&quot;&quot;)" office:value-type="float" office:value="710" calcext:value-type="float">
            <text:p>71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4])&lt;[.I$1];SUM([.A$1:.A164]);&quot;&quot;)" office:value-type="float" office:value="718" calcext:value-type="float">
            <text:p>7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5])&lt;[.I$1];SUM([.A$1:.A165]);&quot;&quot;)" office:value-type="float" office:value="726" calcext:value-type="float">
            <text:p>7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6])&lt;[.I$1];SUM([.A$1:.A166]);&quot;&quot;)" office:value-type="float" office:value="734" calcext:value-type="float">
            <text:p>7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7])&lt;[.I$1];SUM([.A$1:.A167]);&quot;&quot;)" office:value-type="float" office:value="742" calcext:value-type="float">
            <text:p>7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8])&lt;[.I$1];SUM([.A$1:.A168]);&quot;&quot;)"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69])&lt;[.I$1];SUM([.A$1:.A169]);&quot;&quot;)" office:value-type="float" office:value="758" calcext:value-type="float">
            <text:p>7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SUM([.A$1:.A170])&lt;[.I$1];SUM([.A$1:.A170]);&quot;&quot;)" office:value-type="float" office:value="766" calcext:value-type="float">
            <text:p>76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1])&lt;[.I$1];SUM([.A$1:.A171]);&quot;&quot;)" office:value-type="float" office:value="775" calcext:value-type="float">
            <text:p>77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2])&lt;[.I$1];SUM([.A$1:.A172]);&quot;&quot;)"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3])&lt;[.I$1];SUM([.A$1:.A173]);&quot;&quot;)"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4])&lt;[.I$1];SUM([.A$1:.A174]);&quot;&quot;)"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5])&lt;[.I$1];SUM([.A$1:.A175]);&quot;&quot;)" office:value-type="float" office:value="811" calcext:value-type="float">
            <text:p>8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6])&lt;[.I$1];SUM([.A$1:.A176]);&quot;&quot;)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7])&lt;[.I$1];SUM([.A$1:.A177]);&quot;&quot;)" office:value-type="float" office:value="829" calcext:value-type="float">
            <text:p>8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8])&lt;[.I$1];SUM([.A$1:.A178]);&quot;&quot;)"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79])&lt;[.I$1];SUM([.A$1:.A179]);&quot;&quot;)" office:value-type="float" office:value="847" calcext:value-type="float">
            <text:p>84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0])&lt;[.I$1];SUM([.A$1:.A180]);&quot;&quot;)" office:value-type="float" office:value="856" calcext:value-type="float">
            <text:p>8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1])&lt;[.I$1];SUM([.A$1:.A181]);&quot;&quot;)" office:value-type="float" office:value="865" calcext:value-type="float">
            <text:p>86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2])&lt;[.I$1];SUM([.A$1:.A182]);&quot;&quot;)" office:value-type="float" office:value="874" calcext:value-type="float">
            <text:p>87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3])&lt;[.I$1];SUM([.A$1:.A183]);&quot;&quot;)" office:value-type="float" office:value="883" calcext:value-type="float">
            <text:p>8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4])&lt;[.I$1];SUM([.A$1:.A184]);&quot;&quot;)" office:value-type="float" office:value="892" calcext:value-type="float">
            <text:p>8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5])&lt;[.I$1];SUM([.A$1:.A185]);&quot;&quot;)" office:value-type="float" office:value="901" calcext:value-type="float">
            <text:p>9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6])&lt;[.I$1];SUM([.A$1:.A186]);&quot;&quot;)" office:value-type="float" office:value="910" calcext:value-type="float">
            <text:p>91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7])&lt;[.I$1];SUM([.A$1:.A187]);&quot;&quot;)" office:value-type="float" office:value="919" calcext:value-type="float">
            <text:p>9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8])&lt;[.I$1];SUM([.A$1:.A188]);&quot;&quot;)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89])&lt;[.I$1];SUM([.A$1:.A189]);&quot;&quot;)" office:value-type="float" office:value="937" calcext:value-type="float">
            <text:p>9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90])&lt;[.I$1];SUM([.A$1:.A190]);&quot;&quot;)" office:value-type="float" office:value="946" calcext:value-type="float">
            <text:p>94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91])&lt;[.I$1];SUM([.A$1:.A191]);&quot;&quot;)" office:value-type="float" office:value="955" calcext:value-type="float">
            <text:p>9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SUM([.A$1:.A192])&lt;[.I$1];SUM([.A$1:.A192]);&quot;&quot;)" office:value-type="float" office:value="964" calcext:value-type="float">
            <text:p>9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3])&lt;[.I$1];SUM([.A$1:.A193]);&quot;&quot;)" office:value-type="float" office:value="974" calcext:value-type="float">
            <text:p>9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4])&lt;[.I$1];SUM([.A$1:.A194]);&quot;&quot;)" office:value-type="float" office:value="984" calcext:value-type="float">
            <text:p>9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5])&lt;[.I$1];SUM([.A$1:.A195]);&quot;&quot;)" office:value-type="float" office:value="994" calcext:value-type="float">
            <text:p>9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6])&lt;[.I$1];SUM([.A$1:.A196]);&quot;&quot;)"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7])&lt;[.I$1];SUM([.A$1:.A197]);&quot;&quot;)"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8])&lt;[.I$1];SUM([.A$1:.A198]);&quot;&quot;)"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199])&lt;[.I$1];SUM([.A$1:.A199]);&quot;&quot;)"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0])&lt;[.I$1];SUM([.A$1:.A200]);&quot;&quot;)" office:value-type="float" office:value="1044" calcext:value-type="float">
            <text:p>10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1])&lt;[.I$1];SUM([.A$1:.A201]);&quot;&quot;)" office:value-type="float" office:value="1054" calcext:value-type="float">
            <text:p>10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2])&lt;[.I$1];SUM([.A$1:.A202]);&quot;&quot;)" office:value-type="float" office:value="1064" calcext:value-type="float">
            <text:p>10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3])&lt;[.I$1];SUM([.A$1:.A203]);&quot;&quot;)" office:value-type="float" office:value="1074" calcext:value-type="float">
            <text:p>10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4])&lt;[.I$1];SUM([.A$1:.A204]);&quot;&quot;)" office:value-type="float" office:value="1084" calcext:value-type="float">
            <text:p>10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5])&lt;[.I$1];SUM([.A$1:.A205]);&quot;&quot;)" office:value-type="float" office:value="1094" calcext:value-type="float">
            <text:p>10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6])&lt;[.I$1];SUM([.A$1:.A206]);&quot;&quot;)" office:value-type="float" office:value="1104" calcext:value-type="float">
            <text:p>11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7])&lt;[.I$1];SUM([.A$1:.A207]);&quot;&quot;)" office:value-type="float" office:value="1114" calcext:value-type="float">
            <text:p>1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8])&lt;[.I$1];SUM([.A$1:.A208]);&quot;&quot;)" office:value-type="float" office:value="1124" calcext:value-type="float">
            <text:p>11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09])&lt;[.I$1];SUM([.A$1:.A209]);&quot;&quot;)" office:value-type="float" office:value="1134" calcext:value-type="float">
            <text:p>11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0])&lt;[.I$1];SUM([.A$1:.A210]);&quot;&quot;)" office:value-type="float" office:value="1144" calcext:value-type="float">
            <text:p>11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1])&lt;[.I$1];SUM([.A$1:.A211]);&quot;&quot;)" office:value-type="float" office:value="1154" calcext:value-type="float">
            <text:p>11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2])&lt;[.I$1];SUM([.A$1:.A212]);&quot;&quot;)"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3])&lt;[.I$1];SUM([.A$1:.A213]);&quot;&quot;)" office:value-type="float" office:value="1174" calcext:value-type="float">
            <text:p>11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4])&lt;[.I$1];SUM([.A$1:.A214]);&quot;&quot;)" office:value-type="float" office:value="1184" calcext:value-type="float">
            <text:p>11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5])&lt;[.I$1];SUM([.A$1:.A215]);&quot;&quot;)" office:value-type="float" office:value="1194" calcext:value-type="float">
            <text:p>11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6])&lt;[.I$1];SUM([.A$1:.A216]);&quot;&quot;)" office:value-type="float" office:value="1204" calcext:value-type="float">
            <text:p>12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7])&lt;[.I$1];SUM([.A$1:.A217]);&quot;&quot;)" office:value-type="float" office:value="1214" calcext:value-type="float">
            <text:p>12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SUM([.A$1:.A218])&lt;[.I$1];SUM([.A$1:.A218]);&quot;&quot;)" office:value-type="float" office:value="1224" calcext:value-type="float">
            <text:p>12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19])&lt;[.I$1];SUM([.A$1:.A219]);&quot;&quot;)" office:value-type="float" office:value="1235" calcext:value-type="float">
            <text:p>123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0])&lt;[.I$1];SUM([.A$1:.A220]);&quot;&quot;)" office:value-type="float" office:value="1246" calcext:value-type="float">
            <text:p>124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1])&lt;[.I$1];SUM([.A$1:.A221]);&quot;&quot;)"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2])&lt;[.I$1];SUM([.A$1:.A222]);&quot;&quot;)" office:value-type="float" office:value="1268" calcext:value-type="float">
            <text:p>126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3])&lt;[.I$1];SUM([.A$1:.A223]);&quot;&quot;)"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4])&lt;[.I$1];SUM([.A$1:.A224]);&quot;&quot;)" office:value-type="float" office:value="1290" calcext:value-type="float">
            <text:p>129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5])&lt;[.I$1];SUM([.A$1:.A225]);&quot;&quot;)" office:value-type="float" office:value="1301" calcext:value-type="float">
            <text:p>130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6])&lt;[.I$1];SUM([.A$1:.A226]);&quot;&quot;)" office:value-type="float" office:value="1312" calcext:value-type="float">
            <text:p>131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7])&lt;[.I$1];SUM([.A$1:.A227]);&quot;&quot;)" office:value-type="float" office:value="1323" calcext:value-type="float">
            <text:p>13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8])&lt;[.I$1];SUM([.A$1:.A228]);&quot;&quot;)" office:value-type="float" office:value="1334" calcext:value-type="float">
            <text:p>13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29])&lt;[.I$1];SUM([.A$1:.A229]);&quot;&quot;)" office:value-type="float" office:value="1345" calcext:value-type="float">
            <text:p>134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0])&lt;[.I$1];SUM([.A$1:.A230]);&quot;&quot;)" office:value-type="float" office:value="1356" calcext:value-type="float">
            <text:p>13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1])&lt;[.I$1];SUM([.A$1:.A231]);&quot;&quot;)" office:value-type="float" office:value="1367" calcext:value-type="float">
            <text:p>13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2])&lt;[.I$1];SUM([.A$1:.A232]);&quot;&quot;)" office:value-type="float" office:value="1378" calcext:value-type="float">
            <text:p>13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3])&lt;[.I$1];SUM([.A$1:.A233]);&quot;&quot;)" office:value-type="float" office:value="1389" calcext:value-type="float">
            <text:p>138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4])&lt;[.I$1];SUM([.A$1:.A234]);&quot;&quot;)" office:value-type="float" office:value="1400" calcext:value-type="float">
            <text:p>14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5])&lt;[.I$1];SUM([.A$1:.A235]);&quot;&quot;)" office:value-type="float" office:value="1411" calcext:value-type="float">
            <text:p>14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6])&lt;[.I$1];SUM([.A$1:.A236]);&quot;&quot;)" office:value-type="float" office:value="1422" calcext:value-type="float">
            <text:p>142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7])&lt;[.I$1];SUM([.A$1:.A237]);&quot;&quot;)" office:value-type="float" office:value="1433" calcext:value-type="float">
            <text:p>143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SUM([.A$1:.A238])&lt;[.I$1];SUM([.A$1:.A238]);&quot;&quot;)" office:value-type="float" office:value="1444" calcext:value-type="float">
            <text:p>144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39])&lt;[.I$1];SUM([.A$1:.A239]);&quot;&quot;)"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0])&lt;[.I$1];SUM([.A$1:.A240]);&quot;&quot;)" office:value-type="float" office:value="1468" calcext:value-type="float">
            <text:p>146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1])&lt;[.I$1];SUM([.A$1:.A241]);&quot;&quot;)" office:value-type="float" office:value="1480" calcext:value-type="float">
            <text:p>148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2])&lt;[.I$1];SUM([.A$1:.A242]);&quot;&quot;)" office:value-type="float" office:value="1492" calcext:value-type="float">
            <text:p>149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3])&lt;[.I$1];SUM([.A$1:.A243]);&quot;&quot;)" office:value-type="float" office:value="1504" calcext:value-type="float">
            <text:p>150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4])&lt;[.I$1];SUM([.A$1:.A244]);&quot;&quot;)" office:value-type="float" office:value="1516" calcext:value-type="float">
            <text:p>15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5])&lt;[.I$1];SUM([.A$1:.A245]);&quot;&quot;)" office:value-type="float" office:value="1528" calcext:value-type="float">
            <text:p>152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6])&lt;[.I$1];SUM([.A$1:.A246]);&quot;&quot;)" office:value-type="float" office:value="1540" calcext:value-type="float">
            <text:p>154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7])&lt;[.I$1];SUM([.A$1:.A247]);&quot;&quot;)" office:value-type="float" office:value="1552" calcext:value-type="float">
            <text:p>15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8])&lt;[.I$1];SUM([.A$1:.A248]);&quot;&quot;)" office:value-type="float" office:value="1564" calcext:value-type="float">
            <text:p>15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49])&lt;[.I$1];SUM([.A$1:.A249]);&quot;&quot;)" office:value-type="float" office:value="1576" calcext:value-type="float">
            <text:p>157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0])&lt;[.I$1];SUM([.A$1:.A250]);&quot;&quot;)" office:value-type="float" office:value="1588" calcext:value-type="float">
            <text:p>158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1])&lt;[.I$1];SUM([.A$1:.A251]);&quot;&quot;)" office:value-type="float" office:value="1600" calcext:value-type="float">
            <text:p>16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2])&lt;[.I$1];SUM([.A$1:.A252]);&quot;&quot;)" office:value-type="float" office:value="1612" calcext:value-type="float">
            <text:p>16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3])&lt;[.I$1];SUM([.A$1:.A253]);&quot;&quot;)" office:value-type="float" office:value="1624" calcext:value-type="float">
            <text:p>16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4])&lt;[.I$1];SUM([.A$1:.A254]);&quot;&quot;)" office:value-type="float" office:value="1636" calcext:value-type="float">
            <text:p>163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5])&lt;[.I$1];SUM([.A$1:.A255]);&quot;&quot;)" office:value-type="float" office:value="1648" calcext:value-type="float">
            <text:p>164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6])&lt;[.I$1];SUM([.A$1:.A256]);&quot;&quot;)" office:value-type="float" office:value="1660" calcext:value-type="float">
            <text:p>166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7])&lt;[.I$1];SUM([.A$1:.A257]);&quot;&quot;)" office:value-type="float" office:value="1672" calcext:value-type="float">
            <text:p>167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8])&lt;[.I$1];SUM([.A$1:.A258]);&quot;&quot;)" office:value-type="float" office:value="1684" calcext:value-type="float">
            <text:p>168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59])&lt;[.I$1];SUM([.A$1:.A259]);&quot;&quot;)"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60])&lt;[.I$1];SUM([.A$1:.A260]);&quot;&quot;)"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61])&lt;[.I$1];SUM([.A$1:.A261]);&quot;&quot;)"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62])&lt;[.I$1];SUM([.A$1:.A262]);&quot;&quot;)"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63])&lt;[.I$1];SUM([.A$1:.A263]);&quot;&quot;)"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64])&lt;[.I$1];SUM([.A$1:.A264]);&quot;&quot;)"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SUM([.A$1:.A265])&lt;[.I$1];SUM([.A$1:.A265]);&quot;&quot;)"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66])&lt;[.I$1];SUM([.A$1:.A266]);&quot;&quot;)"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67])&lt;[.I$1];SUM([.A$1:.A267]);&quot;&quot;)"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68])&lt;[.I$1];SUM([.A$1:.A268]);&quot;&quot;)"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69])&lt;[.I$1];SUM([.A$1:.A269]);&quot;&quot;)"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0])&lt;[.I$1];SUM([.A$1:.A270]);&quot;&quot;)"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1])&lt;[.I$1];SUM([.A$1:.A271]);&quot;&quot;)" office:value-type="float" office:value="1846" calcext:value-type="float">
            <text:p>184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2])&lt;[.I$1];SUM([.A$1:.A272]);&quot;&quot;)" office:value-type="float" office:value="1859" calcext:value-type="float">
            <text:p>185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3])&lt;[.I$1];SUM([.A$1:.A273]);&quot;&quot;)" office:value-type="float" office:value="1872" calcext:value-type="float">
            <text:p>187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4])&lt;[.I$1];SUM([.A$1:.A274]);&quot;&quot;)" office:value-type="float" office:value="1885" calcext:value-type="float">
            <text:p>18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5])&lt;[.I$1];SUM([.A$1:.A275]);&quot;&quot;)" office:value-type="float" office:value="1898" calcext:value-type="float">
            <text:p>189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6])&lt;[.I$1];SUM([.A$1:.A276]);&quot;&quot;)" office:value-type="float" office:value="1911" calcext:value-type="float">
            <text:p>191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7])&lt;[.I$1];SUM([.A$1:.A277]);&quot;&quot;)"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8])&lt;[.I$1];SUM([.A$1:.A278]);&quot;&quot;)" office:value-type="float" office:value="1937" calcext:value-type="float">
            <text:p>193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79])&lt;[.I$1];SUM([.A$1:.A279]);&quot;&quot;)" office:value-type="float" office:value="1950" calcext:value-type="float">
            <text:p>195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80])&lt;[.I$1];SUM([.A$1:.A280]);&quot;&quot;)" office:value-type="float" office:value="1963" calcext:value-type="float">
            <text:p>19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81])&lt;[.I$1];SUM([.A$1:.A281]);&quot;&quot;)" office:value-type="float" office:value="1976" calcext:value-type="float">
            <text:p>197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SUM([.A$1:.A282])&lt;[.I$1];SUM([.A$1:.A282]);&quot;&quot;)" office:value-type="float" office:value="1989" calcext:value-type="float">
            <text:p>198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3])&lt;[.I$1];SUM([.A$1:.A283]);&quot;&quot;)" office:value-type="float" office:value="2003" calcext:value-type="float">
            <text:p>20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4])&lt;[.I$1];SUM([.A$1:.A284]);&quot;&quot;)" office:value-type="float" office:value="2017" calcext:value-type="float">
            <text:p>201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5])&lt;[.I$1];SUM([.A$1:.A285]);&quot;&quot;)" office:value-type="float" office:value="2031" calcext:value-type="float">
            <text:p>203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6])&lt;[.I$1];SUM([.A$1:.A286]);&quot;&quot;)" office:value-type="float" office:value="2045" calcext:value-type="float">
            <text:p>204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7])&lt;[.I$1];SUM([.A$1:.A287]);&quot;&quot;)" office:value-type="float" office:value="2059" calcext:value-type="float">
            <text:p>20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8])&lt;[.I$1];SUM([.A$1:.A288]);&quot;&quot;)" office:value-type="float" office:value="2073" calcext:value-type="float">
            <text:p>207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89])&lt;[.I$1];SUM([.A$1:.A289]);&quot;&quot;)" office:value-type="float" office:value="2087" calcext:value-type="float">
            <text:p>208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0])&lt;[.I$1];SUM([.A$1:.A290]);&quot;&quot;)" office:value-type="float" office:value="2101" calcext:value-type="float">
            <text:p>210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1])&lt;[.I$1];SUM([.A$1:.A291]);&quot;&quot;)" office:value-type="float" office:value="2115" calcext:value-type="float">
            <text:p>21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2])&lt;[.I$1];SUM([.A$1:.A292]);&quot;&quot;)" office:value-type="float" office:value="2129" calcext:value-type="float">
            <text:p>212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3])&lt;[.I$1];SUM([.A$1:.A293]);&quot;&quot;)" office:value-type="float" office:value="2143" calcext:value-type="float">
            <text:p>214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4])&lt;[.I$1];SUM([.A$1:.A294]);&quot;&quot;)" office:value-type="float" office:value="2157" calcext:value-type="float">
            <text:p>215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5])&lt;[.I$1];SUM([.A$1:.A295]);&quot;&quot;)" office:value-type="float" office:value="2171" calcext:value-type="float">
            <text:p>217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6])&lt;[.I$1];SUM([.A$1:.A296]);&quot;&quot;)" office:value-type="float" office:value="2185" calcext:value-type="float">
            <text:p>218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7])&lt;[.I$1];SUM([.A$1:.A297]);&quot;&quot;)" office:value-type="float" office:value="2199" calcext:value-type="float">
            <text:p>219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SUM([.A$1:.A298])&lt;[.I$1];SUM([.A$1:.A298]);&quot;&quot;)" office:value-type="float" office:value="2213" calcext:value-type="float">
            <text:p>221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299])&lt;[.I$1];SUM([.A$1:.A299]);&quot;&quot;)" office:value-type="float" office:value="2228" calcext:value-type="float">
            <text:p>222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0])&lt;[.I$1];SUM([.A$1:.A300]);&quot;&quot;)" office:value-type="float" office:value="2243" calcext:value-type="float">
            <text:p>224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1])&lt;[.I$1];SUM([.A$1:.A301]);&quot;&quot;)" office:value-type="float" office:value="2258" calcext:value-type="float">
            <text:p>22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2])&lt;[.I$1];SUM([.A$1:.A302]);&quot;&quot;)" office:value-type="float" office:value="2273" calcext:value-type="float">
            <text:p>227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3])&lt;[.I$1];SUM([.A$1:.A303]);&quot;&quot;)" office:value-type="float" office:value="2288" calcext:value-type="float">
            <text:p>228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4])&lt;[.I$1];SUM([.A$1:.A304]);&quot;&quot;)" office:value-type="float" office:value="2303" calcext:value-type="float">
            <text:p>230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5])&lt;[.I$1];SUM([.A$1:.A305]);&quot;&quot;)" office:value-type="float" office:value="2318" calcext:value-type="float">
            <text:p>231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6])&lt;[.I$1];SUM([.A$1:.A306]);&quot;&quot;)" office:value-type="float" office:value="2333" calcext:value-type="float">
            <text:p>233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7])&lt;[.I$1];SUM([.A$1:.A307]);&quot;&quot;)" office:value-type="float" office:value="2348" calcext:value-type="float">
            <text:p>23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8])&lt;[.I$1];SUM([.A$1:.A308]);&quot;&quot;)" office:value-type="float" office:value="2363" calcext:value-type="float">
            <text:p>236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09])&lt;[.I$1];SUM([.A$1:.A309]);&quot;&quot;)" office:value-type="float" office:value="2378" calcext:value-type="float">
            <text:p>237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10])&lt;[.I$1];SUM([.A$1:.A310]);&quot;&quot;)" office:value-type="float" office:value="2393" calcext:value-type="float">
            <text:p>239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11])&lt;[.I$1];SUM([.A$1:.A311]);&quot;&quot;)" office:value-type="float" office:value="2408" calcext:value-type="float">
            <text:p>240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SUM([.A$1:.A312])&lt;[.I$1];SUM([.A$1:.A312]);&quot;&quot;)" office:value-type="float" office:value="2423" calcext:value-type="float">
            <text:p>242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3])&lt;[.I$1];SUM([.A$1:.A313]);&quot;&quot;)" office:value-type="float" office:value="2439" calcext:value-type="float">
            <text:p>243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4])&lt;[.I$1];SUM([.A$1:.A314]);&quot;&quot;)" office:value-type="float" office:value="2455" calcext:value-type="float">
            <text:p>245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5])&lt;[.I$1];SUM([.A$1:.A315]);&quot;&quot;)" office:value-type="float" office:value="2471" calcext:value-type="float">
            <text:p>247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6])&lt;[.I$1];SUM([.A$1:.A316]);&quot;&quot;)" office:value-type="float" office:value="2487" calcext:value-type="float">
            <text:p>248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7])&lt;[.I$1];SUM([.A$1:.A317]);&quot;&quot;)" office:value-type="float" office:value="2503" calcext:value-type="float">
            <text:p>250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8])&lt;[.I$1];SUM([.A$1:.A318]);&quot;&quot;)" office:value-type="float" office:value="2519" calcext:value-type="float">
            <text:p>251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19])&lt;[.I$1];SUM([.A$1:.A319]);&quot;&quot;)" office:value-type="float" office:value="2535" calcext:value-type="float">
            <text:p>253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0])&lt;[.I$1];SUM([.A$1:.A320]);&quot;&quot;)" office:value-type="float" office:value="2551" calcext:value-type="float">
            <text:p>255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1])&lt;[.I$1];SUM([.A$1:.A321]);&quot;&quot;)" office:value-type="float" office:value="2567" calcext:value-type="float">
            <text:p>256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2])&lt;[.I$1];SUM([.A$1:.A322]);&quot;&quot;)" office:value-type="float" office:value="2583" calcext:value-type="float">
            <text:p>258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3])&lt;[.I$1];SUM([.A$1:.A323]);&quot;&quot;)" office:value-type="float" office:value="2599" calcext:value-type="float">
            <text:p>259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4])&lt;[.I$1];SUM([.A$1:.A324]);&quot;&quot;)" office:value-type="float" office:value="2615" calcext:value-type="float">
            <text:p>26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5])&lt;[.I$1];SUM([.A$1:.A325]);&quot;&quot;)" office:value-type="float" office:value="2631" calcext:value-type="float">
            <text:p>263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6])&lt;[.I$1];SUM([.A$1:.A326]);&quot;&quot;)" office:value-type="float" office:value="2647" calcext:value-type="float">
            <text:p>264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7])&lt;[.I$1];SUM([.A$1:.A327]);&quot;&quot;)" office:value-type="float" office:value="2663" calcext:value-type="float">
            <text:p>266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8])&lt;[.I$1];SUM([.A$1:.A328]);&quot;&quot;)" office:value-type="float" office:value="2679" calcext:value-type="float">
            <text:p>267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29])&lt;[.I$1];SUM([.A$1:.A329]);&quot;&quot;)" office:value-type="float" office:value="2695" calcext:value-type="float">
            <text:p>26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30])&lt;[.I$1];SUM([.A$1:.A330]);&quot;&quot;)" office:value-type="float" office:value="2711" calcext:value-type="float">
            <text:p>271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31])&lt;[.I$1];SUM([.A$1:.A331]);&quot;&quot;)" office:value-type="float" office:value="2727" calcext:value-type="float">
            <text:p>272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32])&lt;[.I$1];SUM([.A$1:.A332]);&quot;&quot;)" office:value-type="float" office:value="2743" calcext:value-type="float">
            <text:p>274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33])&lt;[.I$1];SUM([.A$1:.A333]);&quot;&quot;)" office:value-type="float" office:value="2759" calcext:value-type="float">
            <text:p>275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34])&lt;[.I$1];SUM([.A$1:.A334]);&quot;&quot;)" office:value-type="float" office:value="2775" calcext:value-type="float">
            <text:p>277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SUM([.A$1:.A335])&lt;[.I$1];SUM([.A$1:.A335]);&quot;&quot;)" office:value-type="float" office:value="2791" calcext:value-type="float">
            <text:p>279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36])&lt;[.I$1];SUM([.A$1:.A336]);&quot;&quot;)" office:value-type="float" office:value="2808" calcext:value-type="float">
            <text:p>280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37])&lt;[.I$1];SUM([.A$1:.A337]);&quot;&quot;)" office:value-type="float" office:value="2825" calcext:value-type="float">
            <text:p>282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38])&lt;[.I$1];SUM([.A$1:.A338]);&quot;&quot;)" office:value-type="float" office:value="2842" calcext:value-type="float">
            <text:p>284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39])&lt;[.I$1];SUM([.A$1:.A339]);&quot;&quot;)" office:value-type="float" office:value="2859" calcext:value-type="float">
            <text:p>285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0])&lt;[.I$1];SUM([.A$1:.A340]);&quot;&quot;)" office:value-type="float" office:value="2876" calcext:value-type="float">
            <text:p>287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1])&lt;[.I$1];SUM([.A$1:.A341]);&quot;&quot;)" office:value-type="float" office:value="2893" calcext:value-type="float">
            <text:p>28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2])&lt;[.I$1];SUM([.A$1:.A342]);&quot;&quot;)" office:value-type="float" office:value="2910" calcext:value-type="float">
            <text:p>291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3])&lt;[.I$1];SUM([.A$1:.A343]);&quot;&quot;)" office:value-type="float" office:value="2927" calcext:value-type="float">
            <text:p>292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4])&lt;[.I$1];SUM([.A$1:.A344]);&quot;&quot;)" office:value-type="float" office:value="2944" calcext:value-type="float">
            <text:p>294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5])&lt;[.I$1];SUM([.A$1:.A345]);&quot;&quot;)" office:value-type="float" office:value="2961" calcext:value-type="float">
            <text:p>296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6])&lt;[.I$1];SUM([.A$1:.A346]);&quot;&quot;)" office:value-type="float" office:value="2978" calcext:value-type="float">
            <text:p>297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7])&lt;[.I$1];SUM([.A$1:.A347]);&quot;&quot;)" office:value-type="float" office:value="2995" calcext:value-type="float">
            <text:p>299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8])&lt;[.I$1];SUM([.A$1:.A348]);&quot;&quot;)" office:value-type="float" office:value="3012" calcext:value-type="float">
            <text:p>301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49])&lt;[.I$1];SUM([.A$1:.A349]);&quot;&quot;)" office:value-type="float" office:value="3029" calcext:value-type="float">
            <text:p>302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50])&lt;[.I$1];SUM([.A$1:.A350]);&quot;&quot;)" office:value-type="float" office:value="3046" calcext:value-type="float">
            <text:p>304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51])&lt;[.I$1];SUM([.A$1:.A351]);&quot;&quot;)" office:value-type="float" office:value="3063" calcext:value-type="float">
            <text:p>306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SUM([.A$1:.A352])&lt;[.I$1];SUM([.A$1:.A352]);&quot;&quot;)" office:value-type="float" office:value="3080" calcext:value-type="float">
            <text:p>308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3])&lt;[.I$1];SUM([.A$1:.A353]);&quot;&quot;)" office:value-type="float" office:value="3098" calcext:value-type="float">
            <text:p>30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4])&lt;[.I$1];SUM([.A$1:.A354]);&quot;&quot;)" office:value-type="float" office:value="3116" calcext:value-type="float">
            <text:p>311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5])&lt;[.I$1];SUM([.A$1:.A355]);&quot;&quot;)" office:value-type="float" office:value="3134" calcext:value-type="float">
            <text:p>313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6])&lt;[.I$1];SUM([.A$1:.A356]);&quot;&quot;)" office:value-type="float" office:value="3152" calcext:value-type="float">
            <text:p>315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7])&lt;[.I$1];SUM([.A$1:.A357]);&quot;&quot;)" office:value-type="float" office:value="3170" calcext:value-type="float">
            <text:p>317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8])&lt;[.I$1];SUM([.A$1:.A358]);&quot;&quot;)" office:value-type="float" office:value="3188" calcext:value-type="float">
            <text:p>318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59])&lt;[.I$1];SUM([.A$1:.A359]);&quot;&quot;)" office:value-type="float" office:value="3206" calcext:value-type="float">
            <text:p>320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60])&lt;[.I$1];SUM([.A$1:.A360]);&quot;&quot;)" office:value-type="float" office:value="3224" calcext:value-type="float">
            <text:p>322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61])&lt;[.I$1];SUM([.A$1:.A361]);&quot;&quot;)" office:value-type="float" office:value="3242" calcext:value-type="float">
            <text:p>324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62])&lt;[.I$1];SUM([.A$1:.A362]);&quot;&quot;)" office:value-type="float" office:value="3260" calcext:value-type="float">
            <text:p>326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63])&lt;[.I$1];SUM([.A$1:.A363]);&quot;&quot;)" office:value-type="float" office:value="3278" calcext:value-type="float">
            <text:p>327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64])&lt;[.I$1];SUM([.A$1:.A364]);&quot;&quot;)" office:value-type="float" office:value="3296" calcext:value-type="float">
            <text:p>32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SUM([.A$1:.A365])&lt;[.I$1];SUM([.A$1:.A365]);&quot;&quot;)" office:value-type="float" office:value="3314" calcext:value-type="float">
            <text:p>33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66])&lt;[.I$1];SUM([.A$1:.A366]);&quot;&quot;)" office:value-type="float" office:value="3333" calcext:value-type="float">
            <text:p>33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67])&lt;[.I$1];SUM([.A$1:.A367]);&quot;&quot;)" office:value-type="float" office:value="3352" calcext:value-type="float">
            <text:p>335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68])&lt;[.I$1];SUM([.A$1:.A368]);&quot;&quot;)" office:value-type="float" office:value="3371" calcext:value-type="float">
            <text:p>337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69])&lt;[.I$1];SUM([.A$1:.A369]);&quot;&quot;)" office:value-type="float" office:value="3390" calcext:value-type="float">
            <text:p>339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0])&lt;[.I$1];SUM([.A$1:.A370]);&quot;&quot;)" office:value-type="float" office:value="3409" calcext:value-type="float">
            <text:p>340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1])&lt;[.I$1];SUM([.A$1:.A371]);&quot;&quot;)" office:value-type="float" office:value="3428" calcext:value-type="float">
            <text:p>342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2])&lt;[.I$1];SUM([.A$1:.A372]);&quot;&quot;)" office:value-type="float" office:value="3447" calcext:value-type="float">
            <text:p>344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3])&lt;[.I$1];SUM([.A$1:.A373]);&quot;&quot;)" office:value-type="float" office:value="3466" calcext:value-type="float">
            <text:p>346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4])&lt;[.I$1];SUM([.A$1:.A374]);&quot;&quot;)" office:value-type="float" office:value="3485" calcext:value-type="float">
            <text:p>348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5])&lt;[.I$1];SUM([.A$1:.A375]);&quot;&quot;)" office:value-type="float" office:value="3504" calcext:value-type="float">
            <text:p>350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6])&lt;[.I$1];SUM([.A$1:.A376]);&quot;&quot;)" office:value-type="float" office:value="3523" calcext:value-type="float">
            <text:p>352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7])&lt;[.I$1];SUM([.A$1:.A377]);&quot;&quot;)" office:value-type="float" office:value="3542" calcext:value-type="float">
            <text:p>354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8])&lt;[.I$1];SUM([.A$1:.A378]);&quot;&quot;)" office:value-type="float" office:value="3561" calcext:value-type="float">
            <text:p>356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79])&lt;[.I$1];SUM([.A$1:.A379]);&quot;&quot;)" office:value-type="float" office:value="3580" calcext:value-type="float">
            <text:p>358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80])&lt;[.I$1];SUM([.A$1:.A380]);&quot;&quot;)" office:value-type="float" office:value="3599" calcext:value-type="float">
            <text:p>359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81])&lt;[.I$1];SUM([.A$1:.A381]);&quot;&quot;)" office:value-type="float" office:value="3618" calcext:value-type="float">
            <text:p>36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82])&lt;[.I$1];SUM([.A$1:.A382]);&quot;&quot;)" office:value-type="float" office:value="3637" calcext:value-type="float">
            <text:p>363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SUM([.A$1:.A383])&lt;[.I$1];SUM([.A$1:.A383]);&quot;&quot;)" office:value-type="float" office:value="3656" calcext:value-type="float">
            <text:p>36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84])&lt;[.I$1];SUM([.A$1:.A384]);&quot;&quot;)" office:value-type="float" office:value="3676" calcext:value-type="float">
            <text:p>367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85])&lt;[.I$1];SUM([.A$1:.A385]);&quot;&quot;)" office:value-type="float" office:value="3696" calcext:value-type="float">
            <text:p>36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86])&lt;[.I$1];SUM([.A$1:.A386]);&quot;&quot;)" office:value-type="float" office:value="3716" calcext:value-type="float">
            <text:p>37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87])&lt;[.I$1];SUM([.A$1:.A387]);&quot;&quot;)" office:value-type="float" office:value="3736" calcext:value-type="float">
            <text:p>37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88])&lt;[.I$1];SUM([.A$1:.A388]);&quot;&quot;)" office:value-type="float" office:value="3756" calcext:value-type="float">
            <text:p>37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89])&lt;[.I$1];SUM([.A$1:.A389]);&quot;&quot;)"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0])&lt;[.I$1];SUM([.A$1:.A390]);&quot;&quot;)" office:value-type="float" office:value="3796" calcext:value-type="float">
            <text:p>37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1])&lt;[.I$1];SUM([.A$1:.A391]);&quot;&quot;)" office:value-type="float" office:value="3816" calcext:value-type="float">
            <text:p>38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2])&lt;[.I$1];SUM([.A$1:.A392]);&quot;&quot;)" office:value-type="float" office:value="3836" calcext:value-type="float">
            <text:p>38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3])&lt;[.I$1];SUM([.A$1:.A393]);&quot;&quot;)" office:value-type="float" office:value="3856" calcext:value-type="float">
            <text:p>38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4])&lt;[.I$1];SUM([.A$1:.A394]);&quot;&quot;)" office:value-type="float" office:value="3876" calcext:value-type="float">
            <text:p>387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5])&lt;[.I$1];SUM([.A$1:.A395]);&quot;&quot;)" office:value-type="float" office:value="3896" calcext:value-type="float">
            <text:p>38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6])&lt;[.I$1];SUM([.A$1:.A396]);&quot;&quot;)" office:value-type="float" office:value="3916" calcext:value-type="float">
            <text:p>39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7])&lt;[.I$1];SUM([.A$1:.A397]);&quot;&quot;)" office:value-type="float" office:value="3936" calcext:value-type="float">
            <text:p>39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8])&lt;[.I$1];SUM([.A$1:.A398]);&quot;&quot;)" office:value-type="float" office:value="3956" calcext:value-type="float">
            <text:p>39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SUM([.A$1:.A399])&lt;[.I$1];SUM([.A$1:.A399]);&quot;&quot;)" office:value-type="float" office:value="3976" calcext:value-type="float">
            <text:p>397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0])&lt;[.I$1];SUM([.A$1:.A400]);&quot;&quot;)" office:value-type="float" office:value="3997" calcext:value-type="float">
            <text:p>399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1])&lt;[.I$1];SUM([.A$1:.A401]);&quot;&quot;)" office:value-type="float" office:value="4018" calcext:value-type="float">
            <text:p>401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2])&lt;[.I$1];SUM([.A$1:.A402]);&quot;&quot;)" office:value-type="float" office:value="4039" calcext:value-type="float">
            <text:p>403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3])&lt;[.I$1];SUM([.A$1:.A403]);&quot;&quot;)" office:value-type="float" office:value="4060" calcext:value-type="float">
            <text:p>406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4])&lt;[.I$1];SUM([.A$1:.A404]);&quot;&quot;)" office:value-type="float" office:value="4081" calcext:value-type="float">
            <text:p>408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5])&lt;[.I$1];SUM([.A$1:.A405]);&quot;&quot;)" office:value-type="float" office:value="4102" calcext:value-type="float">
            <text:p>410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6])&lt;[.I$1];SUM([.A$1:.A406]);&quot;&quot;)" office:value-type="float" office:value="4123" calcext:value-type="float">
            <text:p>41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7])&lt;[.I$1];SUM([.A$1:.A407]);&quot;&quot;)" office:value-type="float" office:value="4144" calcext:value-type="float">
            <text:p>414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8])&lt;[.I$1];SUM([.A$1:.A408]);&quot;&quot;)" office:value-type="float" office:value="4165" calcext:value-type="float">
            <text:p>41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09])&lt;[.I$1];SUM([.A$1:.A409]);&quot;&quot;)" office:value-type="float" office:value="4186" calcext:value-type="float">
            <text:p>418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0])&lt;[.I$1];SUM([.A$1:.A410]);&quot;&quot;)" office:value-type="float" office:value="4207" calcext:value-type="float">
            <text:p>420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1])&lt;[.I$1];SUM([.A$1:.A411]);&quot;&quot;)" office:value-type="float" office:value="4228" calcext:value-type="float">
            <text:p>422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2])&lt;[.I$1];SUM([.A$1:.A412]);&quot;&quot;)" office:value-type="float" office:value="4249" calcext:value-type="float">
            <text:p>424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3])&lt;[.I$1];SUM([.A$1:.A413]);&quot;&quot;)" office:value-type="float" office:value="4270" calcext:value-type="float">
            <text:p>427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4])&lt;[.I$1];SUM([.A$1:.A414]);&quot;&quot;)" office:value-type="float" office:value="4291" calcext:value-type="float">
            <text:p>42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5])&lt;[.I$1];SUM([.A$1:.A415]);&quot;&quot;)" office:value-type="float" office:value="4312" calcext:value-type="float">
            <text:p>431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6])&lt;[.I$1];SUM([.A$1:.A416]);&quot;&quot;)" office:value-type="float" office:value="4333" calcext:value-type="float">
            <text:p>433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7])&lt;[.I$1];SUM([.A$1:.A417]);&quot;&quot;)" office:value-type="float" office:value="4354" calcext:value-type="float">
            <text:p>435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8])&lt;[.I$1];SUM([.A$1:.A418]);&quot;&quot;)" office:value-type="float" office:value="4375" calcext:value-type="float">
            <text:p>437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19])&lt;[.I$1];SUM([.A$1:.A419]);&quot;&quot;)" office:value-type="float" office:value="4396" calcext:value-type="float">
            <text:p>439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20])&lt;[.I$1];SUM([.A$1:.A420]);&quot;&quot;)" office:value-type="float" office:value="4417" calcext:value-type="float">
            <text:p>441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21])&lt;[.I$1];SUM([.A$1:.A421]);&quot;&quot;)" office:value-type="float" office:value="4438" calcext:value-type="float">
            <text:p>443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22])&lt;[.I$1];SUM([.A$1:.A422]);&quot;&quot;)" office:value-type="float" office:value="4459" calcext:value-type="float">
            <text:p>445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SUM([.A$1:.A423])&lt;[.I$1];SUM([.A$1:.A423]);&quot;&quot;)" office:value-type="float" office:value="4480" calcext:value-type="float">
            <text:p>448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24])&lt;[.I$1];SUM([.A$1:.A424]);&quot;&quot;)" office:value-type="float" office:value="4502" calcext:value-type="float">
            <text:p>450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25])&lt;[.I$1];SUM([.A$1:.A425]);&quot;&quot;)" office:value-type="float" office:value="4524" calcext:value-type="float">
            <text:p>452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26])&lt;[.I$1];SUM([.A$1:.A426]);&quot;&quot;)" office:value-type="float" office:value="4546" calcext:value-type="float">
            <text:p>454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27])&lt;[.I$1];SUM([.A$1:.A427]);&quot;&quot;)" office:value-type="float" office:value="4568" calcext:value-type="float">
            <text:p>456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28])&lt;[.I$1];SUM([.A$1:.A428]);&quot;&quot;)" office:value-type="float" office:value="4590" calcext:value-type="float">
            <text:p>459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29])&lt;[.I$1];SUM([.A$1:.A429]);&quot;&quot;)" office:value-type="float" office:value="4612" calcext:value-type="float">
            <text:p>461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0])&lt;[.I$1];SUM([.A$1:.A430]);&quot;&quot;)" office:value-type="float" office:value="4634" calcext:value-type="float">
            <text:p>463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1])&lt;[.I$1];SUM([.A$1:.A431]);&quot;&quot;)" office:value-type="float" office:value="4656" calcext:value-type="float">
            <text:p>465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2])&lt;[.I$1];SUM([.A$1:.A432]);&quot;&quot;)" office:value-type="float" office:value="4678" calcext:value-type="float">
            <text:p>467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3])&lt;[.I$1];SUM([.A$1:.A433]);&quot;&quot;)" office:value-type="float" office:value="4700" calcext:value-type="float">
            <text:p>47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4])&lt;[.I$1];SUM([.A$1:.A434]);&quot;&quot;)" office:value-type="float" office:value="4722" calcext:value-type="float">
            <text:p>47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5])&lt;[.I$1];SUM([.A$1:.A435]);&quot;&quot;)" office:value-type="float" office:value="4744" calcext:value-type="float">
            <text:p>474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6])&lt;[.I$1];SUM([.A$1:.A436]);&quot;&quot;)" office:value-type="float" office:value="4766" calcext:value-type="float">
            <text:p>476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7])&lt;[.I$1];SUM([.A$1:.A437]);&quot;&quot;)" office:value-type="float" office:value="4788" calcext:value-type="float">
            <text:p>478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8])&lt;[.I$1];SUM([.A$1:.A438]);&quot;&quot;)" office:value-type="float" office:value="4810" calcext:value-type="float">
            <text:p>481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39])&lt;[.I$1];SUM([.A$1:.A439]);&quot;&quot;)" office:value-type="float" office:value="4832" calcext:value-type="float">
            <text:p>483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40])&lt;[.I$1];SUM([.A$1:.A440]);&quot;&quot;)" office:value-type="float" office:value="4854" calcext:value-type="float">
            <text:p>485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41])&lt;[.I$1];SUM([.A$1:.A441]);&quot;&quot;)" office:value-type="float" office:value="4876" calcext:value-type="float">
            <text:p>487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42])&lt;[.I$1];SUM([.A$1:.A442]);&quot;&quot;)" office:value-type="float" office:value="4898" calcext:value-type="float">
            <text:p>489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SUM([.A$1:.A443])&lt;[.I$1];SUM([.A$1:.A443]);&quot;&quot;)" office:value-type="float" office:value="4920" calcext:value-type="float">
            <text:p>492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44])&lt;[.I$1];SUM([.A$1:.A444]);&quot;&quot;)" office:value-type="float" office:value="4943" calcext:value-type="float">
            <text:p>494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45])&lt;[.I$1];SUM([.A$1:.A445]);&quot;&quot;)" office:value-type="float" office:value="4966" calcext:value-type="float">
            <text:p>496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46])&lt;[.I$1];SUM([.A$1:.A446]);&quot;&quot;)" office:value-type="float" office:value="4989" calcext:value-type="float">
            <text:p>498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47])&lt;[.I$1];SUM([.A$1:.A447]);&quot;&quot;)" office:value-type="float" office:value="5012" calcext:value-type="float">
            <text:p>501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48])&lt;[.I$1];SUM([.A$1:.A448]);&quot;&quot;)" office:value-type="float" office:value="5035" calcext:value-type="float">
            <text:p>503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49])&lt;[.I$1];SUM([.A$1:.A449]);&quot;&quot;)" office:value-type="float" office:value="5058" calcext:value-type="float">
            <text:p>505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0])&lt;[.I$1];SUM([.A$1:.A450]);&quot;&quot;)" office:value-type="float" office:value="5081" calcext:value-type="float">
            <text:p>508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1])&lt;[.I$1];SUM([.A$1:.A451]);&quot;&quot;)" office:value-type="float" office:value="5104" calcext:value-type="float">
            <text:p>510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2])&lt;[.I$1];SUM([.A$1:.A452]);&quot;&quot;)" office:value-type="float" office:value="5127" calcext:value-type="float">
            <text:p>512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3])&lt;[.I$1];SUM([.A$1:.A453]);&quot;&quot;)" office:value-type="float" office:value="5150" calcext:value-type="float">
            <text:p>515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4])&lt;[.I$1];SUM([.A$1:.A454]);&quot;&quot;)" office:value-type="float" office:value="5173" calcext:value-type="float">
            <text:p>517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5])&lt;[.I$1];SUM([.A$1:.A455]);&quot;&quot;)" office:value-type="float" office:value="5196" calcext:value-type="float">
            <text:p>519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6])&lt;[.I$1];SUM([.A$1:.A456]);&quot;&quot;)" office:value-type="float" office:value="5219" calcext:value-type="float">
            <text:p>521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7])&lt;[.I$1];SUM([.A$1:.A457]);&quot;&quot;)" office:value-type="float" office:value="5242" calcext:value-type="float">
            <text:p>524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8])&lt;[.I$1];SUM([.A$1:.A458]);&quot;&quot;)" office:value-type="float" office:value="5265" calcext:value-type="float">
            <text:p>526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59])&lt;[.I$1];SUM([.A$1:.A459]);&quot;&quot;)" office:value-type="float" office:value="5288" calcext:value-type="float">
            <text:p>528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60])&lt;[.I$1];SUM([.A$1:.A460]);&quot;&quot;)" office:value-type="float" office:value="5311" calcext:value-type="float">
            <text:p>531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61])&lt;[.I$1];SUM([.A$1:.A461]);&quot;&quot;)" office:value-type="float" office:value="5334" calcext:value-type="float">
            <text:p>533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62])&lt;[.I$1];SUM([.A$1:.A462]);&quot;&quot;)" office:value-type="float" office:value="5357" calcext:value-type="float">
            <text:p>535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63])&lt;[.I$1];SUM([.A$1:.A463]);&quot;&quot;)" office:value-type="float" office:value="5380" calcext:value-type="float">
            <text:p>538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SUM([.A$1:.A464])&lt;[.I$1];SUM([.A$1:.A464]);&quot;&quot;)" office:value-type="float" office:value="5403" calcext:value-type="float">
            <text:p>540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65])&lt;[.I$1];SUM([.A$1:.A465]);&quot;&quot;)" office:value-type="float" office:value="5427" calcext:value-type="float">
            <text:p>542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66])&lt;[.I$1];SUM([.A$1:.A466]);&quot;&quot;)" office:value-type="float" office:value="5451" calcext:value-type="float">
            <text:p>545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67])&lt;[.I$1];SUM([.A$1:.A467]);&quot;&quot;)" office:value-type="float" office:value="5475" calcext:value-type="float">
            <text:p>547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68])&lt;[.I$1];SUM([.A$1:.A468]);&quot;&quot;)" office:value-type="float" office:value="5499" calcext:value-type="float">
            <text:p>549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69])&lt;[.I$1];SUM([.A$1:.A469]);&quot;&quot;)" office:value-type="float" office:value="5523" calcext:value-type="float">
            <text:p>55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0])&lt;[.I$1];SUM([.A$1:.A470]);&quot;&quot;)" office:value-type="float" office:value="5547" calcext:value-type="float">
            <text:p>55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1])&lt;[.I$1];SUM([.A$1:.A471]);&quot;&quot;)" office:value-type="float" office:value="5571" calcext:value-type="float">
            <text:p>557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2])&lt;[.I$1];SUM([.A$1:.A472]);&quot;&quot;)" office:value-type="float" office:value="5595" calcext:value-type="float">
            <text:p>559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3])&lt;[.I$1];SUM([.A$1:.A473]);&quot;&quot;)" office:value-type="float" office:value="5619" calcext:value-type="float">
            <text:p>561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4])&lt;[.I$1];SUM([.A$1:.A474]);&quot;&quot;)" office:value-type="float" office:value="5643" calcext:value-type="float">
            <text:p>564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5])&lt;[.I$1];SUM([.A$1:.A475]);&quot;&quot;)" office:value-type="float" office:value="5667" calcext:value-type="float">
            <text:p>566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6])&lt;[.I$1];SUM([.A$1:.A476]);&quot;&quot;)" office:value-type="float" office:value="5691" calcext:value-type="float">
            <text:p>569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7])&lt;[.I$1];SUM([.A$1:.A477]);&quot;&quot;)" office:value-type="float" office:value="5715" calcext:value-type="float">
            <text:p>571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8])&lt;[.I$1];SUM([.A$1:.A478]);&quot;&quot;)" office:value-type="float" office:value="5739" calcext:value-type="float">
            <text:p>573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79])&lt;[.I$1];SUM([.A$1:.A479]);&quot;&quot;)" office:value-type="float" office:value="5763" calcext:value-type="float">
            <text:p>576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80])&lt;[.I$1];SUM([.A$1:.A480]);&quot;&quot;)" office:value-type="float" office:value="5787" calcext:value-type="float">
            <text:p>578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81])&lt;[.I$1];SUM([.A$1:.A481]);&quot;&quot;)" office:value-type="float" office:value="5811" calcext:value-type="float">
            <text:p>581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82])&lt;[.I$1];SUM([.A$1:.A482]);&quot;&quot;)" office:value-type="float" office:value="5835" calcext:value-type="float">
            <text:p>583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SUM([.A$1:.A483])&lt;[.I$1];SUM([.A$1:.A483]);&quot;&quot;)" office:value-type="float" office:value="5859" calcext:value-type="float">
            <text:p>585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84])&lt;[.I$1];SUM([.A$1:.A484]);&quot;&quot;)" office:value-type="float" office:value="5884" calcext:value-type="float">
            <text:p>588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85])&lt;[.I$1];SUM([.A$1:.A485]);&quot;&quot;)" office:value-type="float" office:value="5909" calcext:value-type="float">
            <text:p>590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86])&lt;[.I$1];SUM([.A$1:.A486]);&quot;&quot;)" office:value-type="float" office:value="5934" calcext:value-type="float">
            <text:p>593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87])&lt;[.I$1];SUM([.A$1:.A487]);&quot;&quot;)" office:value-type="float" office:value="5959" calcext:value-type="float">
            <text:p>595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88])&lt;[.I$1];SUM([.A$1:.A488]);&quot;&quot;)" office:value-type="float" office:value="5984" calcext:value-type="float">
            <text:p>598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89])&lt;[.I$1];SUM([.A$1:.A489]);&quot;&quot;)" office:value-type="float" office:value="6009" calcext:value-type="float">
            <text:p>600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0])&lt;[.I$1];SUM([.A$1:.A490]);&quot;&quot;)" office:value-type="float" office:value="6034" calcext:value-type="float">
            <text:p>603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1])&lt;[.I$1];SUM([.A$1:.A491]);&quot;&quot;)" office:value-type="float" office:value="6059" calcext:value-type="float">
            <text:p>605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2])&lt;[.I$1];SUM([.A$1:.A492]);&quot;&quot;)" office:value-type="float" office:value="6084" calcext:value-type="float">
            <text:p>608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3])&lt;[.I$1];SUM([.A$1:.A493]);&quot;&quot;)" office:value-type="float" office:value="6109" calcext:value-type="float">
            <text:p>610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4])&lt;[.I$1];SUM([.A$1:.A494]);&quot;&quot;)" office:value-type="float" office:value="6134" calcext:value-type="float">
            <text:p>613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5])&lt;[.I$1];SUM([.A$1:.A495]);&quot;&quot;)" office:value-type="float" office:value="6159" calcext:value-type="float">
            <text:p>615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SUM([.A$1:.A496])&lt;[.I$1];SUM([.A$1:.A496]);&quot;&quot;)" office:value-type="float" office:value="6184" calcext:value-type="float">
            <text:p>618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497])&lt;[.I$1];SUM([.A$1:.A497]);&quot;&quot;)" office:value-type="float" office:value="6210" calcext:value-type="float">
            <text:p>621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498])&lt;[.I$1];SUM([.A$1:.A498]);&quot;&quot;)" office:value-type="float" office:value="6236" calcext:value-type="float">
            <text:p>6236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499])&lt;[.I$1];SUM([.A$1:.A499]);&quot;&quot;)" office:value-type="float" office:value="6262" calcext:value-type="float">
            <text:p>626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0])&lt;[.I$1];SUM([.A$1:.A500]);&quot;&quot;)" office:value-type="float" office:value="6288" calcext:value-type="float">
            <text:p>628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1])&lt;[.I$1];SUM([.A$1:.A501]);&quot;&quot;)" office:value-type="float" office:value="6314" calcext:value-type="float">
            <text:p>631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2])&lt;[.I$1];SUM([.A$1:.A502]);&quot;&quot;)" office:value-type="float" office:value="6340" calcext:value-type="float">
            <text:p>634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3])&lt;[.I$1];SUM([.A$1:.A503]);&quot;&quot;)" office:value-type="float" office:value="6366" calcext:value-type="float">
            <text:p>6366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4])&lt;[.I$1];SUM([.A$1:.A504]);&quot;&quot;)" office:value-type="float" office:value="6392" calcext:value-type="float">
            <text:p>63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5])&lt;[.I$1];SUM([.A$1:.A505]);&quot;&quot;)" office:value-type="float" office:value="6418" calcext:value-type="float">
            <text:p>641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6])&lt;[.I$1];SUM([.A$1:.A506]);&quot;&quot;)" office:value-type="float" office:value="6444" calcext:value-type="float">
            <text:p>644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7])&lt;[.I$1];SUM([.A$1:.A507]);&quot;&quot;)" office:value-type="float" office:value="6470" calcext:value-type="float">
            <text:p>647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8])&lt;[.I$1];SUM([.A$1:.A508]);&quot;&quot;)" office:value-type="float" office:value="6496" calcext:value-type="float">
            <text:p>6496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09])&lt;[.I$1];SUM([.A$1:.A509]);&quot;&quot;)" office:value-type="float" office:value="6522" calcext:value-type="float">
            <text:p>652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SUM([.A$1:.A510])&lt;[.I$1];SUM([.A$1:.A510]);&quot;&quot;)" office:value-type="float" office:value="6548" calcext:value-type="float">
            <text:p>654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1])&lt;[.I$1];SUM([.A$1:.A511]);&quot;&quot;)" office:value-type="float" office:value="6575" calcext:value-type="float">
            <text:p>657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2])&lt;[.I$1];SUM([.A$1:.A512]);&quot;&quot;)" office:value-type="float" office:value="6602" calcext:value-type="float">
            <text:p>660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3])&lt;[.I$1];SUM([.A$1:.A513]);&quot;&quot;)" office:value-type="float" office:value="6629" calcext:value-type="float">
            <text:p>6629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4])&lt;[.I$1];SUM([.A$1:.A514]);&quot;&quot;)" office:value-type="float" office:value="6656" calcext:value-type="float">
            <text:p>665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5])&lt;[.I$1];SUM([.A$1:.A515]);&quot;&quot;)" office:value-type="float" office:value="6683" calcext:value-type="float">
            <text:p>668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6])&lt;[.I$1];SUM([.A$1:.A516]);&quot;&quot;)" office:value-type="float" office:value="6710" calcext:value-type="float">
            <text:p>671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7])&lt;[.I$1];SUM([.A$1:.A517]);&quot;&quot;)" office:value-type="float" office:value="6737" calcext:value-type="float">
            <text:p>673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8])&lt;[.I$1];SUM([.A$1:.A518]);&quot;&quot;)" office:value-type="float" office:value="6764" calcext:value-type="float">
            <text:p>676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19])&lt;[.I$1];SUM([.A$1:.A519]);&quot;&quot;)" office:value-type="float" office:value="6791" calcext:value-type="float">
            <text:p>679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0])&lt;[.I$1];SUM([.A$1:.A520]);&quot;&quot;)" office:value-type="float" office:value="6818" calcext:value-type="float">
            <text:p>681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1])&lt;[.I$1];SUM([.A$1:.A521]);&quot;&quot;)" office:value-type="float" office:value="6845" calcext:value-type="float">
            <text:p>684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2])&lt;[.I$1];SUM([.A$1:.A522]);&quot;&quot;)" office:value-type="float" office:value="6872" calcext:value-type="float">
            <text:p>687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3])&lt;[.I$1];SUM([.A$1:.A523]);&quot;&quot;)" office:value-type="float" office:value="6899" calcext:value-type="float">
            <text:p>6899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4])&lt;[.I$1];SUM([.A$1:.A524]);&quot;&quot;)" office:value-type="float" office:value="6926" calcext:value-type="float">
            <text:p>69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5])&lt;[.I$1];SUM([.A$1:.A525]);&quot;&quot;)" office:value-type="float" office:value="6953" calcext:value-type="float">
            <text:p>695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6])&lt;[.I$1];SUM([.A$1:.A526]);&quot;&quot;)" office:value-type="float" office:value="6980" calcext:value-type="float">
            <text:p>698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7])&lt;[.I$1];SUM([.A$1:.A527]);&quot;&quot;)" office:value-type="float" office:value="7007" calcext:value-type="float">
            <text:p>700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8])&lt;[.I$1];SUM([.A$1:.A528]);&quot;&quot;)" office:value-type="float" office:value="7034" calcext:value-type="float">
            <text:p>703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SUM([.A$1:.A529])&lt;[.I$1];SUM([.A$1:.A529]);&quot;&quot;)" office:value-type="float" office:value="7061" calcext:value-type="float">
            <text:p>706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0])&lt;[.I$1];SUM([.A$1:.A530]);&quot;&quot;)" office:value-type="float" office:value="7089" calcext:value-type="float">
            <text:p>708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1])&lt;[.I$1];SUM([.A$1:.A531]);&quot;&quot;)"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2])&lt;[.I$1];SUM([.A$1:.A532]);&quot;&quot;)" office:value-type="float" office:value="7145" calcext:value-type="float">
            <text:p>714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3])&lt;[.I$1];SUM([.A$1:.A533]);&quot;&quot;)" office:value-type="float" office:value="7173" calcext:value-type="float">
            <text:p>717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4])&lt;[.I$1];SUM([.A$1:.A534]);&quot;&quot;)" office:value-type="float" office:value="7201" calcext:value-type="float">
            <text:p>720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5])&lt;[.I$1];SUM([.A$1:.A535]);&quot;&quot;)" office:value-type="float" office:value="7229" calcext:value-type="float">
            <text:p>722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6])&lt;[.I$1];SUM([.A$1:.A536]);&quot;&quot;)" office:value-type="float" office:value="7257" calcext:value-type="float">
            <text:p>725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7])&lt;[.I$1];SUM([.A$1:.A537]);&quot;&quot;)" office:value-type="float" office:value="7285" calcext:value-type="float">
            <text:p>728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8])&lt;[.I$1];SUM([.A$1:.A538]);&quot;&quot;)" office:value-type="float" office:value="7313" calcext:value-type="float">
            <text:p>731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39])&lt;[.I$1];SUM([.A$1:.A539]);&quot;&quot;)" office:value-type="float" office:value="7341" calcext:value-type="float">
            <text:p>734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40])&lt;[.I$1];SUM([.A$1:.A540]);&quot;&quot;)" office:value-type="float" office:value="7369" calcext:value-type="float">
            <text:p>736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41])&lt;[.I$1];SUM([.A$1:.A541]);&quot;&quot;)" office:value-type="float" office:value="7397" calcext:value-type="float">
            <text:p>739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42])&lt;[.I$1];SUM([.A$1:.A542]);&quot;&quot;)" office:value-type="float" office:value="7425" calcext:value-type="float">
            <text:p>742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43])&lt;[.I$1];SUM([.A$1:.A543]);&quot;&quot;)" office:value-type="float" office:value="7453" calcext:value-type="float">
            <text:p>745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44])&lt;[.I$1];SUM([.A$1:.A544]);&quot;&quot;)" office:value-type="float" office:value="7481" calcext:value-type="float">
            <text:p>748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SUM([.A$1:.A545])&lt;[.I$1];SUM([.A$1:.A545]);&quot;&quot;)" office:value-type="float" office:value="7509" calcext:value-type="float">
            <text:p>750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46])&lt;[.I$1];SUM([.A$1:.A546]);&quot;&quot;)" office:value-type="float" office:value="7538" calcext:value-type="float">
            <text:p>753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47])&lt;[.I$1];SUM([.A$1:.A547]);&quot;&quot;)" office:value-type="float" office:value="7567" calcext:value-type="float">
            <text:p>756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48])&lt;[.I$1];SUM([.A$1:.A548]);&quot;&quot;)" office:value-type="float" office:value="7596" calcext:value-type="float">
            <text:p>759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49])&lt;[.I$1];SUM([.A$1:.A549]);&quot;&quot;)" office:value-type="float" office:value="7625" calcext:value-type="float">
            <text:p>762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0])&lt;[.I$1];SUM([.A$1:.A550]);&quot;&quot;)" office:value-type="float" office:value="7654" calcext:value-type="float">
            <text:p>765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1])&lt;[.I$1];SUM([.A$1:.A551]);&quot;&quot;)" office:value-type="float" office:value="7683" calcext:value-type="float">
            <text:p>768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2])&lt;[.I$1];SUM([.A$1:.A552]);&quot;&quot;)" office:value-type="float" office:value="7712" calcext:value-type="float">
            <text:p>771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3])&lt;[.I$1];SUM([.A$1:.A553]);&quot;&quot;)" office:value-type="float" office:value="7741" calcext:value-type="float">
            <text:p>774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4])&lt;[.I$1];SUM([.A$1:.A554]);&quot;&quot;)" office:value-type="float" office:value="7770" calcext:value-type="float">
            <text:p>777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5])&lt;[.I$1];SUM([.A$1:.A555]);&quot;&quot;)" office:value-type="float" office:value="7799" calcext:value-type="float">
            <text:p>779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6])&lt;[.I$1];SUM([.A$1:.A556]);&quot;&quot;)" office:value-type="float" office:value="7828" calcext:value-type="float">
            <text:p>78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7])&lt;[.I$1];SUM([.A$1:.A557]);&quot;&quot;)" office:value-type="float" office:value="7857" calcext:value-type="float">
            <text:p>785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8])&lt;[.I$1];SUM([.A$1:.A558]);&quot;&quot;)" office:value-type="float" office:value="7886" calcext:value-type="float">
            <text:p>788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59])&lt;[.I$1];SUM([.A$1:.A559]);&quot;&quot;)" office:value-type="float" office:value="7915" calcext:value-type="float">
            <text:p>791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0])&lt;[.I$1];SUM([.A$1:.A560]);&quot;&quot;)" office:value-type="float" office:value="7944" calcext:value-type="float">
            <text:p>794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1])&lt;[.I$1];SUM([.A$1:.A561]);&quot;&quot;)" office:value-type="float" office:value="7973" calcext:value-type="float">
            <text:p>797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2])&lt;[.I$1];SUM([.A$1:.A562]);&quot;&quot;)" office:value-type="float" office:value="8002" calcext:value-type="float">
            <text:p>800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3])&lt;[.I$1];SUM([.A$1:.A563]);&quot;&quot;)" office:value-type="float" office:value="8031" calcext:value-type="float">
            <text:p>803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4])&lt;[.I$1];SUM([.A$1:.A564]);&quot;&quot;)" office:value-type="float" office:value="8060" calcext:value-type="float">
            <text:p>806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5])&lt;[.I$1];SUM([.A$1:.A565]);&quot;&quot;)" office:value-type="float" office:value="8089" calcext:value-type="float">
            <text:p>808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6])&lt;[.I$1];SUM([.A$1:.A566]);&quot;&quot;)" office:value-type="float" office:value="8118" calcext:value-type="float">
            <text:p>811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7])&lt;[.I$1];SUM([.A$1:.A567]);&quot;&quot;)" office:value-type="float" office:value="8147" calcext:value-type="float">
            <text:p>814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SUM([.A$1:.A568])&lt;[.I$1];SUM([.A$1:.A568]);&quot;&quot;)" office:value-type="float" office:value="8176" calcext:value-type="float">
            <text:p>817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69])&lt;[.I$1];SUM([.A$1:.A56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0])&lt;[.I$1];SUM([.A$1:.A57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1])&lt;[.I$1];SUM([.A$1:.A57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2])&lt;[.I$1];SUM([.A$1:.A57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3])&lt;[.I$1];SUM([.A$1:.A57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4])&lt;[.I$1];SUM([.A$1:.A57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5])&lt;[.I$1];SUM([.A$1:.A57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6])&lt;[.I$1];SUM([.A$1:.A57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7])&lt;[.I$1];SUM([.A$1:.A57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8])&lt;[.I$1];SUM([.A$1:.A57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79])&lt;[.I$1];SUM([.A$1:.A57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0])&lt;[.I$1];SUM([.A$1:.A58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1])&lt;[.I$1];SUM([.A$1:.A58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2])&lt;[.I$1];SUM([.A$1:.A58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3])&lt;[.I$1];SUM([.A$1:.A58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4])&lt;[.I$1];SUM([.A$1:.A58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5])&lt;[.I$1];SUM([.A$1:.A58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SUM([.A$1:.A586])&lt;[.I$1];SUM([.A$1:.A58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87])&lt;[.I$1];SUM([.A$1:.A58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88])&lt;[.I$1];SUM([.A$1:.A58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89])&lt;[.I$1];SUM([.A$1:.A58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0])&lt;[.I$1];SUM([.A$1:.A59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1])&lt;[.I$1];SUM([.A$1:.A59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2])&lt;[.I$1];SUM([.A$1:.A59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3])&lt;[.I$1];SUM([.A$1:.A59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4])&lt;[.I$1];SUM([.A$1:.A59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5])&lt;[.I$1];SUM([.A$1:.A59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6])&lt;[.I$1];SUM([.A$1:.A59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7])&lt;[.I$1];SUM([.A$1:.A59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8])&lt;[.I$1];SUM([.A$1:.A59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599])&lt;[.I$1];SUM([.A$1:.A59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600])&lt;[.I$1];SUM([.A$1:.A60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601])&lt;[.I$1];SUM([.A$1:.A60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602])&lt;[.I$1];SUM([.A$1:.A60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603])&lt;[.I$1];SUM([.A$1:.A60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SUM([.A$1:.A604])&lt;[.I$1];SUM([.A$1:.A60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05])&lt;[.I$1];SUM([.A$1:.A60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06])&lt;[.I$1];SUM([.A$1:.A60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07])&lt;[.I$1];SUM([.A$1:.A60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08])&lt;[.I$1];SUM([.A$1:.A60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09])&lt;[.I$1];SUM([.A$1:.A60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0])&lt;[.I$1];SUM([.A$1:.A61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1])&lt;[.I$1];SUM([.A$1:.A61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2])&lt;[.I$1];SUM([.A$1:.A61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3])&lt;[.I$1];SUM([.A$1:.A61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4])&lt;[.I$1];SUM([.A$1:.A61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5])&lt;[.I$1];SUM([.A$1:.A61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6])&lt;[.I$1];SUM([.A$1:.A61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7])&lt;[.I$1];SUM([.A$1:.A61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SUM([.A$1:.A618])&lt;[.I$1];SUM([.A$1:.A61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19])&lt;[.I$1];SUM([.A$1:.A61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0])&lt;[.I$1];SUM([.A$1:.A62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1])&lt;[.I$1];SUM([.A$1:.A62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2])&lt;[.I$1];SUM([.A$1:.A62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3])&lt;[.I$1];SUM([.A$1:.A62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4])&lt;[.I$1];SUM([.A$1:.A62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5])&lt;[.I$1];SUM([.A$1:.A62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6])&lt;[.I$1];SUM([.A$1:.A62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7])&lt;[.I$1];SUM([.A$1:.A62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8])&lt;[.I$1];SUM([.A$1:.A62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29])&lt;[.I$1];SUM([.A$1:.A62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0])&lt;[.I$1];SUM([.A$1:.A63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1])&lt;[.I$1];SUM([.A$1:.A63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2])&lt;[.I$1];SUM([.A$1:.A63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3])&lt;[.I$1];SUM([.A$1:.A63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4])&lt;[.I$1];SUM([.A$1:.A63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5])&lt;[.I$1];SUM([.A$1:.A63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6])&lt;[.I$1];SUM([.A$1:.A63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7])&lt;[.I$1];SUM([.A$1:.A63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8])&lt;[.I$1];SUM([.A$1:.A63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39])&lt;[.I$1];SUM([.A$1:.A63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0])&lt;[.I$1];SUM([.A$1:.A64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1])&lt;[.I$1];SUM([.A$1:.A64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2])&lt;[.I$1];SUM([.A$1:.A64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3])&lt;[.I$1];SUM([.A$1:.A64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4])&lt;[.I$1];SUM([.A$1:.A64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5])&lt;[.I$1];SUM([.A$1:.A64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6])&lt;[.I$1];SUM([.A$1:.A64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SUM([.A$1:.A647])&lt;[.I$1];SUM([.A$1:.A64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48])&lt;[.I$1];SUM([.A$1:.A64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49])&lt;[.I$1];SUM([.A$1:.A64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0])&lt;[.I$1];SUM([.A$1:.A65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1])&lt;[.I$1];SUM([.A$1:.A65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2])&lt;[.I$1];SUM([.A$1:.A65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3])&lt;[.I$1];SUM([.A$1:.A65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4])&lt;[.I$1];SUM([.A$1:.A65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5])&lt;[.I$1];SUM([.A$1:.A65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6])&lt;[.I$1];SUM([.A$1:.A65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7])&lt;[.I$1];SUM([.A$1:.A65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8])&lt;[.I$1];SUM([.A$1:.A65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59])&lt;[.I$1];SUM([.A$1:.A65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0])&lt;[.I$1];SUM([.A$1:.A66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1])&lt;[.I$1];SUM([.A$1:.A66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2])&lt;[.I$1];SUM([.A$1:.A66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3])&lt;[.I$1];SUM([.A$1:.A66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4])&lt;[.I$1];SUM([.A$1:.A66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5])&lt;[.I$1];SUM([.A$1:.A66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SUM([.A$1:.A666])&lt;[.I$1];SUM([.A$1:.A66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67])&lt;[.I$1];SUM([.A$1:.A66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68])&lt;[.I$1];SUM([.A$1:.A66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69])&lt;[.I$1];SUM([.A$1:.A66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0])&lt;[.I$1];SUM([.A$1:.A67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1])&lt;[.I$1];SUM([.A$1:.A67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2])&lt;[.I$1];SUM([.A$1:.A67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3])&lt;[.I$1];SUM([.A$1:.A67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4])&lt;[.I$1];SUM([.A$1:.A67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5])&lt;[.I$1];SUM([.A$1:.A67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6])&lt;[.I$1];SUM([.A$1:.A67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7])&lt;[.I$1];SUM([.A$1:.A67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8])&lt;[.I$1];SUM([.A$1:.A67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79])&lt;[.I$1];SUM([.A$1:.A67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0])&lt;[.I$1];SUM([.A$1:.A68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1])&lt;[.I$1];SUM([.A$1:.A68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2])&lt;[.I$1];SUM([.A$1:.A68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3])&lt;[.I$1];SUM([.A$1:.A68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4])&lt;[.I$1];SUM([.A$1:.A68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5])&lt;[.I$1];SUM([.A$1:.A68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6])&lt;[.I$1];SUM([.A$1:.A68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7])&lt;[.I$1];SUM([.A$1:.A68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8])&lt;[.I$1];SUM([.A$1:.A68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89])&lt;[.I$1];SUM([.A$1:.A68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SUM([.A$1:.A690])&lt;[.I$1];SUM([.A$1:.A69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1])&lt;[.I$1];SUM([.A$1:.A69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2])&lt;[.I$1];SUM([.A$1:.A69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3])&lt;[.I$1];SUM([.A$1:.A69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4])&lt;[.I$1];SUM([.A$1:.A69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5])&lt;[.I$1];SUM([.A$1:.A69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6])&lt;[.I$1];SUM([.A$1:.A69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7])&lt;[.I$1];SUM([.A$1:.A69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8])&lt;[.I$1];SUM([.A$1:.A69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699])&lt;[.I$1];SUM([.A$1:.A69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700])&lt;[.I$1];SUM([.A$1:.A70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701])&lt;[.I$1];SUM([.A$1:.A70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702])&lt;[.I$1];SUM([.A$1:.A70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SUM([.A$1:.A703])&lt;[.I$1];SUM([.A$1:.A70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04])&lt;[.I$1];SUM([.A$1:.A70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05])&lt;[.I$1];SUM([.A$1:.A70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06])&lt;[.I$1];SUM([.A$1:.A70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07])&lt;[.I$1];SUM([.A$1:.A70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08])&lt;[.I$1];SUM([.A$1:.A70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09])&lt;[.I$1];SUM([.A$1:.A70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0])&lt;[.I$1];SUM([.A$1:.A71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1])&lt;[.I$1];SUM([.A$1:.A71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2])&lt;[.I$1];SUM([.A$1:.A71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3])&lt;[.I$1];SUM([.A$1:.A71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4])&lt;[.I$1];SUM([.A$1:.A71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5])&lt;[.I$1];SUM([.A$1:.A71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6])&lt;[.I$1];SUM([.A$1:.A71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7])&lt;[.I$1];SUM([.A$1:.A71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8])&lt;[.I$1];SUM([.A$1:.A71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19])&lt;[.I$1];SUM([.A$1:.A71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0])&lt;[.I$1];SUM([.A$1:.A72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1])&lt;[.I$1];SUM([.A$1:.A72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2])&lt;[.I$1];SUM([.A$1:.A72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3])&lt;[.I$1];SUM([.A$1:.A72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4])&lt;[.I$1];SUM([.A$1:.A72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5])&lt;[.I$1];SUM([.A$1:.A72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SUM([.A$1:.A726])&lt;[.I$1];SUM([.A$1:.A72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27])&lt;[.I$1];SUM([.A$1:.A72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28])&lt;[.I$1];SUM([.A$1:.A72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29])&lt;[.I$1];SUM([.A$1:.A72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0])&lt;[.I$1];SUM([.A$1:.A73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1])&lt;[.I$1];SUM([.A$1:.A73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2])&lt;[.I$1];SUM([.A$1:.A73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3])&lt;[.I$1];SUM([.A$1:.A73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4])&lt;[.I$1];SUM([.A$1:.A73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5])&lt;[.I$1];SUM([.A$1:.A73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6])&lt;[.I$1];SUM([.A$1:.A73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7])&lt;[.I$1];SUM([.A$1:.A73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8])&lt;[.I$1];SUM([.A$1:.A73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39])&lt;[.I$1];SUM([.A$1:.A73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0])&lt;[.I$1];SUM([.A$1:.A74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1])&lt;[.I$1];SUM([.A$1:.A74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2])&lt;[.I$1];SUM([.A$1:.A74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3])&lt;[.I$1];SUM([.A$1:.A74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4])&lt;[.I$1];SUM([.A$1:.A74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5])&lt;[.I$1];SUM([.A$1:.A74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6])&lt;[.I$1];SUM([.A$1:.A74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7])&lt;[.I$1];SUM([.A$1:.A74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8])&lt;[.I$1];SUM([.A$1:.A74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49])&lt;[.I$1];SUM([.A$1:.A74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SUM([.A$1:.A750])&lt;[.I$1];SUM([.A$1:.A75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1])&lt;[.I$1];SUM([.A$1:.A75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2])&lt;[.I$1];SUM([.A$1:.A75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3])&lt;[.I$1];SUM([.A$1:.A75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4])&lt;[.I$1];SUM([.A$1:.A75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5])&lt;[.I$1];SUM([.A$1:.A75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6])&lt;[.I$1];SUM([.A$1:.A75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7])&lt;[.I$1];SUM([.A$1:.A75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8])&lt;[.I$1];SUM([.A$1:.A75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59])&lt;[.I$1];SUM([.A$1:.A75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0])&lt;[.I$1];SUM([.A$1:.A76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1])&lt;[.I$1];SUM([.A$1:.A76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2])&lt;[.I$1];SUM([.A$1:.A76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3])&lt;[.I$1];SUM([.A$1:.A76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4])&lt;[.I$1];SUM([.A$1:.A76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5])&lt;[.I$1];SUM([.A$1:.A76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6])&lt;[.I$1];SUM([.A$1:.A76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7])&lt;[.I$1];SUM([.A$1:.A76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8])&lt;[.I$1];SUM([.A$1:.A76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69])&lt;[.I$1];SUM([.A$1:.A76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SUM([.A$1:.A770])&lt;[.I$1];SUM([.A$1:.A77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1])&lt;[.I$1];SUM([.A$1:.A77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2])&lt;[.I$1];SUM([.A$1:.A77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3])&lt;[.I$1];SUM([.A$1:.A77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4])&lt;[.I$1];SUM([.A$1:.A77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5])&lt;[.I$1];SUM([.A$1:.A77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6])&lt;[.I$1];SUM([.A$1:.A77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7])&lt;[.I$1];SUM([.A$1:.A77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8])&lt;[.I$1];SUM([.A$1:.A77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79])&lt;[.I$1];SUM([.A$1:.A77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0])&lt;[.I$1];SUM([.A$1:.A78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1])&lt;[.I$1];SUM([.A$1:.A78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2])&lt;[.I$1];SUM([.A$1:.A78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3])&lt;[.I$1];SUM([.A$1:.A78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4])&lt;[.I$1];SUM([.A$1:.A78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5])&lt;[.I$1];SUM([.A$1:.A78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6])&lt;[.I$1];SUM([.A$1:.A78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SUM([.A$1:.A787])&lt;[.I$1];SUM([.A$1:.A78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88])&lt;[.I$1];SUM([.A$1:.A78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89])&lt;[.I$1];SUM([.A$1:.A78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0])&lt;[.I$1];SUM([.A$1:.A79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1])&lt;[.I$1];SUM([.A$1:.A79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2])&lt;[.I$1];SUM([.A$1:.A79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3])&lt;[.I$1];SUM([.A$1:.A79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4])&lt;[.I$1];SUM([.A$1:.A79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5])&lt;[.I$1];SUM([.A$1:.A79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6])&lt;[.I$1];SUM([.A$1:.A79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7])&lt;[.I$1];SUM([.A$1:.A79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8])&lt;[.I$1];SUM([.A$1:.A79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799])&lt;[.I$1];SUM([.A$1:.A79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800])&lt;[.I$1];SUM([.A$1:.A80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801])&lt;[.I$1];SUM([.A$1:.A80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802])&lt;[.I$1];SUM([.A$1:.A80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803])&lt;[.I$1];SUM([.A$1:.A80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804])&lt;[.I$1];SUM([.A$1:.A80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SUM([.A$1:.A805])&lt;[.I$1];SUM([.A$1:.A80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06])&lt;[.I$1];SUM([.A$1:.A80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07])&lt;[.I$1];SUM([.A$1:.A80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08])&lt;[.I$1];SUM([.A$1:.A80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09])&lt;[.I$1];SUM([.A$1:.A80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0])&lt;[.I$1];SUM([.A$1:.A81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1])&lt;[.I$1];SUM([.A$1:.A81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2])&lt;[.I$1];SUM([.A$1:.A81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3])&lt;[.I$1];SUM([.A$1:.A81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4])&lt;[.I$1];SUM([.A$1:.A81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5])&lt;[.I$1];SUM([.A$1:.A81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6])&lt;[.I$1];SUM([.A$1:.A81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7])&lt;[.I$1];SUM([.A$1:.A81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8])&lt;[.I$1];SUM([.A$1:.A81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19])&lt;[.I$1];SUM([.A$1:.A81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0])&lt;[.I$1];SUM([.A$1:.A82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1])&lt;[.I$1];SUM([.A$1:.A82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2])&lt;[.I$1];SUM([.A$1:.A82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3])&lt;[.I$1];SUM([.A$1:.A82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4])&lt;[.I$1];SUM([.A$1:.A82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5])&lt;[.I$1];SUM([.A$1:.A82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6])&lt;[.I$1];SUM([.A$1:.A82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7])&lt;[.I$1];SUM([.A$1:.A82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8])&lt;[.I$1];SUM([.A$1:.A82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29])&lt;[.I$1];SUM([.A$1:.A82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30])&lt;[.I$1];SUM([.A$1:.A83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31])&lt;[.I$1];SUM([.A$1:.A83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32])&lt;[.I$1];SUM([.A$1:.A83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SUM([.A$1:.A833])&lt;[.I$1];SUM([.A$1:.A83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34])&lt;[.I$1];SUM([.A$1:.A83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35])&lt;[.I$1];SUM([.A$1:.A83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36])&lt;[.I$1];SUM([.A$1:.A83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37])&lt;[.I$1];SUM([.A$1:.A83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38])&lt;[.I$1];SUM([.A$1:.A83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39])&lt;[.I$1];SUM([.A$1:.A83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0])&lt;[.I$1];SUM([.A$1:.A84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1])&lt;[.I$1];SUM([.A$1:.A84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2])&lt;[.I$1];SUM([.A$1:.A84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3])&lt;[.I$1];SUM([.A$1:.A84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4])&lt;[.I$1];SUM([.A$1:.A84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5])&lt;[.I$1];SUM([.A$1:.A84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6])&lt;[.I$1];SUM([.A$1:.A84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7])&lt;[.I$1];SUM([.A$1:.A84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8])&lt;[.I$1];SUM([.A$1:.A84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49])&lt;[.I$1];SUM([.A$1:.A84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SUM([.A$1:.A850])&lt;[.I$1];SUM([.A$1:.A85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1])&lt;[.I$1];SUM([.A$1:.A85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2])&lt;[.I$1];SUM([.A$1:.A85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3])&lt;[.I$1];SUM([.A$1:.A85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4])&lt;[.I$1];SUM([.A$1:.A85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5])&lt;[.I$1];SUM([.A$1:.A85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6])&lt;[.I$1];SUM([.A$1:.A85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7])&lt;[.I$1];SUM([.A$1:.A85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8])&lt;[.I$1];SUM([.A$1:.A85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59])&lt;[.I$1];SUM([.A$1:.A85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0])&lt;[.I$1];SUM([.A$1:.A86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1])&lt;[.I$1];SUM([.A$1:.A86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2])&lt;[.I$1];SUM([.A$1:.A86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3])&lt;[.I$1];SUM([.A$1:.A86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4])&lt;[.I$1];SUM([.A$1:.A86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5])&lt;[.I$1];SUM([.A$1:.A86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6])&lt;[.I$1];SUM([.A$1:.A86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7])&lt;[.I$1];SUM([.A$1:.A86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SUM([.A$1:.A868])&lt;[.I$1];SUM([.A$1:.A86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69])&lt;[.I$1];SUM([.A$1:.A86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0])&lt;[.I$1];SUM([.A$1:.A87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1])&lt;[.I$1];SUM([.A$1:.A87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2])&lt;[.I$1];SUM([.A$1:.A87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3])&lt;[.I$1];SUM([.A$1:.A87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4])&lt;[.I$1];SUM([.A$1:.A87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5])&lt;[.I$1];SUM([.A$1:.A87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6])&lt;[.I$1];SUM([.A$1:.A87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7])&lt;[.I$1];SUM([.A$1:.A87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8])&lt;[.I$1];SUM([.A$1:.A87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79])&lt;[.I$1];SUM([.A$1:.A87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0])&lt;[.I$1];SUM([.A$1:.A88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1])&lt;[.I$1];SUM([.A$1:.A88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2])&lt;[.I$1];SUM([.A$1:.A88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3])&lt;[.I$1];SUM([.A$1:.A88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4])&lt;[.I$1];SUM([.A$1:.A88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5])&lt;[.I$1];SUM([.A$1:.A88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SUM([.A$1:.A886])&lt;[.I$1];SUM([.A$1:.A88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87])&lt;[.I$1];SUM([.A$1:.A88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88])&lt;[.I$1];SUM([.A$1:.A88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89])&lt;[.I$1];SUM([.A$1:.A88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0])&lt;[.I$1];SUM([.A$1:.A89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1])&lt;[.I$1];SUM([.A$1:.A89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2])&lt;[.I$1];SUM([.A$1:.A89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3])&lt;[.I$1];SUM([.A$1:.A89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4])&lt;[.I$1];SUM([.A$1:.A89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5])&lt;[.I$1];SUM([.A$1:.A89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6])&lt;[.I$1];SUM([.A$1:.A89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7])&lt;[.I$1];SUM([.A$1:.A89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8])&lt;[.I$1];SUM([.A$1:.A89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899])&lt;[.I$1];SUM([.A$1:.A89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900])&lt;[.I$1];SUM([.A$1:.A90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901])&lt;[.I$1];SUM([.A$1:.A90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902])&lt;[.I$1];SUM([.A$1:.A90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903])&lt;[.I$1];SUM([.A$1:.A90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SUM([.A$1:.A904])&lt;[.I$1];SUM([.A$1:.A90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05])&lt;[.I$1];SUM([.A$1:.A90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06])&lt;[.I$1];SUM([.A$1:.A90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07])&lt;[.I$1];SUM([.A$1:.A90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08])&lt;[.I$1];SUM([.A$1:.A90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09])&lt;[.I$1];SUM([.A$1:.A90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0])&lt;[.I$1];SUM([.A$1:.A91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1])&lt;[.I$1];SUM([.A$1:.A91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2])&lt;[.I$1];SUM([.A$1:.A91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3])&lt;[.I$1];SUM([.A$1:.A91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4])&lt;[.I$1];SUM([.A$1:.A91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5])&lt;[.I$1];SUM([.A$1:.A91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6])&lt;[.I$1];SUM([.A$1:.A91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7])&lt;[.I$1];SUM([.A$1:.A91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8])&lt;[.I$1];SUM([.A$1:.A91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19])&lt;[.I$1];SUM([.A$1:.A91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20])&lt;[.I$1];SUM([.A$1:.A92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SUM([.A$1:.A921])&lt;[.I$1];SUM([.A$1:.A92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2])&lt;[.I$1];SUM([.A$1:.A92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3])&lt;[.I$1];SUM([.A$1:.A92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4])&lt;[.I$1];SUM([.A$1:.A92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5])&lt;[.I$1];SUM([.A$1:.A92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6])&lt;[.I$1];SUM([.A$1:.A92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7])&lt;[.I$1];SUM([.A$1:.A92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8])&lt;[.I$1];SUM([.A$1:.A92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29])&lt;[.I$1];SUM([.A$1:.A92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0])&lt;[.I$1];SUM([.A$1:.A93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1])&lt;[.I$1];SUM([.A$1:.A93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2])&lt;[.I$1];SUM([.A$1:.A93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3])&lt;[.I$1];SUM([.A$1:.A93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4])&lt;[.I$1];SUM([.A$1:.A93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5])&lt;[.I$1];SUM([.A$1:.A93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6])&lt;[.I$1];SUM([.A$1:.A93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7])&lt;[.I$1];SUM([.A$1:.A93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SUM([.A$1:.A938])&lt;[.I$1];SUM([.A$1:.A93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39])&lt;[.I$1];SUM([.A$1:.A93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0])&lt;[.I$1];SUM([.A$1:.A94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1])&lt;[.I$1];SUM([.A$1:.A94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2])&lt;[.I$1];SUM([.A$1:.A94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3])&lt;[.I$1];SUM([.A$1:.A94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4])&lt;[.I$1];SUM([.A$1:.A94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5])&lt;[.I$1];SUM([.A$1:.A94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6])&lt;[.I$1];SUM([.A$1:.A94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7])&lt;[.I$1];SUM([.A$1:.A94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8])&lt;[.I$1];SUM([.A$1:.A94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49])&lt;[.I$1];SUM([.A$1:.A94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0])&lt;[.I$1];SUM([.A$1:.A95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1])&lt;[.I$1];SUM([.A$1:.A95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2])&lt;[.I$1];SUM([.A$1:.A95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3])&lt;[.I$1];SUM([.A$1:.A95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4])&lt;[.I$1];SUM([.A$1:.A95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5])&lt;[.I$1];SUM([.A$1:.A95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6])&lt;[.I$1];SUM([.A$1:.A95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7])&lt;[.I$1];SUM([.A$1:.A95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8])&lt;[.I$1];SUM([.A$1:.A95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SUM([.A$1:.A959])&lt;[.I$1];SUM([.A$1:.A95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0])&lt;[.I$1];SUM([.A$1:.A960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1])&lt;[.I$1];SUM([.A$1:.A961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2])&lt;[.I$1];SUM([.A$1:.A962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3])&lt;[.I$1];SUM([.A$1:.A963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4])&lt;[.I$1];SUM([.A$1:.A964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5])&lt;[.I$1];SUM([.A$1:.A965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6])&lt;[.I$1];SUM([.A$1:.A966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7])&lt;[.I$1];SUM([.A$1:.A967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8])&lt;[.I$1];SUM([.A$1:.A968])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SUM([.A$1:.A969])&lt;[.I$1];SUM([.A$1:.A969]);&quot;&quot;)">
            <text:p/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SUM([.A$1:.A970])&lt;[.I$1];SUM([.A$1:.A970]);&quot;&quot;)">
            <text:p/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26_2_03.A1:26_2_03.A9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8:40:54.121651952</dc:date>
    <meta:editing-duration>PT5M14S</meta:editing-duration>
    <meta:editing-cycles>1</meta:editing-cycles>
    <meta:document-statistic meta:table-count="1" meta:cell-count="1946" meta:object-count="0"/>
    <meta:generator>LibreOffice/25.8.1.1$Linux_X86_64 LibreOffice_project/6493efb0486b5ef4a09f10f25df428a1c89b13aa</meta:generator>
  </office:meta>
</office:document-meta>
</file>